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1.39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1.75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1.93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2.069cm"/>
    </style:style>
    <style:style style:name="co16" style:family="table-column">
      <style:table-column-properties fo:break-before="auto" style:column-width="1.958cm"/>
    </style:style>
    <style:style style:name="co17" style:family="table-column">
      <style:table-column-properties fo:break-before="auto" style:column-width="2.15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1-6">
      <style:table-properties table:display="true" style:writing-mode="lr-tb"/>
    </style:style>
    <style:style style:name="ta2" style:family="table" style:master-page-name="PageStyle_5f_7-10">
      <style:table-properties table:display="true" style:writing-mode="lr-tb"/>
    </style:style>
    <style:style style:name="ta3" style:family="table" style:master-page-name="PageStyle_5f_11-16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3"/>
    <style:style style:name="ce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"/>
    <style:style style:name="ce8" style:family="table-cell" style:parent-style-name="Default" style:data-style-name="N4"/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3">
      <style:table-cell-properties style:diagonal-bl-tr="none" style:diagonal-tl-br="none" fo:border="none" style:rotation-align="none"/>
    </style:style>
    <style:style style:name="ce11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2" style:family="table-cell" style:parent-style-name="Default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Comma_20_2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/>
    <style:style style:name="ce16" style:family="table-cell" style:parent-style-name="Default" style:data-style-name="N4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4">
      <style:table-cell-properties style:diagonal-bl-tr="none" style:diagonal-tl-br="none" fo:border="none" style:rotation-align="non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9" style:family="table-cell" style:parent-style-name="Default" style:data-style-name="N116"/>
    <style:style style:name="ce20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1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Comma_20_2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Comma_20_2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Comma_20_2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ali_20_2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ali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ali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8" style:family="table-cell" style:parent-style-name="Normaali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ali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ali_20_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ali_20_2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2" style:family="table-cell" style:parent-style-name="Normaali_20_2" style:data-style-name="N3"/>
    <style:style style:name="ce33" style:family="table-cell" style:parent-style-name="Normaali_20_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Normaali_20_2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Normaali_20_2" style:data-style-name="N4"/>
    <style:style style:name="ce36" style:family="table-cell" style:parent-style-name="Normaali_20_2" style:data-style-name="N4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7" style:family="table-cell" style:parent-style-name="Normaali_20_2" style:data-style-name="N3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8" style:family="table-cell" style:parent-style-name="Normaali_20_2" style:data-style-name="N2"/>
    <style:style style:name="ce39" style:family="table-cell" style:parent-style-name="Normaali_20_2" style:data-style-name="N4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</style:style>
    <style:style style:name="ce40" style:family="table-cell" style:parent-style-name="Normaali_20_2" style:data-style-name="N3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</style:style>
    <style:style style:name="ce41" style:family="table-cell" style:parent-style-name="Normaali_20_2" style:data-style-name="N3">
      <style:table-cell-properties style:diagonal-bl-tr="none" style:diagonal-tl-br="none" fo:border="none" style:rotation-align="none"/>
    </style:style>
    <style:style style:name="ce42" style:family="table-cell" style:parent-style-name="Normaali_20_2" style:data-style-name="N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ali_20_2" style:data-style-name="N4">
      <style:table-cell-properties style:diagonal-bl-tr="none" style:diagonal-tl-br="none" fo:border="none" style:rotation-align="none"/>
    </style:style>
    <style:style style:name="ce44" style:family="table-cell" style:parent-style-name="Normaali_20_2" style:data-style-name="N10"/>
    <style:style style:name="ce45" style:family="table-cell" style:parent-style-name="Default" style:data-style-name="N3">
      <style:table-cell-properties fo:border-bottom="0.035cm solid #000000" style:diagonal-bl-tr="none" style:diagonal-tl-br="none" fo:border-left="none" fo:border-right="none" style:rotation-align="none" fo:border-top="none"/>
    </style:style>
    <style:style style:name="gr1" style:family="graphic">
      <style:graphic-properties draw:stroke="solid" svg:stroke-width="0.026cm" svg:stroke-color="#000000" draw:marker-start="Nuolenkärjet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Calibri" fo:font-size="11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1-6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column table:style-name="co10" table:number-columns-repeated="768" table:default-cell-style-name="Default"/>
        <table:table-row table:style-name="ro1">
          <table:table-cell table:style-name="ce1" office:value-type="string">
            <text:p>Tuloslaskenta ja verotus ratkaisut <text:s/>2012</text:p>
          </table:table-cell>
          <table:table-cell table:style-name="ce1" table:number-columns-repeated="1023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string">
            <text:p>Kirsi Kulo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Pääomatulot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- Vuokratulot</text:p>
          </table:table-cell>
          <table:table-cell table:number-columns-repeated="5"/>
          <table:table-cell table:style-name="ce21" office:value-type="float" office:value="6000">
            <text:p><text:s/>6 00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 Muut pääomatulot</text:p>
          </table:table-cell>
          <table:table-cell table:number-columns-repeated="5"/>
          <table:table-cell table:style-name="ce22" office:value-type="float" office:value="1050">
            <text:p><text:s/>1 05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/>
          <table:table-cell table:style-name="ce10" table:number-columns-repeated="2"/>
          <table:table-cell/>
          <table:table-cell table:style-name="ce21" table:formula="of:=SUM([.H6:.H7])" office:value-type="float" office:value="7050">
            <text:p><text:s/>7 050,00 <text:s text:c="6"/>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Pääomatulot yhteensä</text:p>
          </table:table-cell>
          <table:table-cell table:number-columns-repeated="2"/>
          <table:table-cell table:style-name="ce10" table:number-columns-repeated="2"/>
          <table:table-cell/>
          <table:table-cell table:style-name="ce21" office:value-type="float" office:value="7050">
            <text:p><text:s/>7 05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ääomatulon hankkimisesta </text:p>
          </table:table-cell>
          <table:table-cell table:number-columns-repeated="2"/>
          <table:table-cell table:style-name="ce5" table:number-columns-repeated="2"/>
          <table:table-cell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johtuneet menot</text:p>
          </table:table-cell>
          <table:table-cell table:number-columns-repeated="2"/>
          <table:table-cell table:style-name="ce5" table:number-columns-repeated="2"/>
          <table:table-cell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- Yhtiövastikkeet</text:p>
          </table:table-cell>
          <table:table-cell table:number-columns-repeated="4"/>
          <table:table-cell table:style-name="ce17" office:value-type="float" office:value="1800">
            <text:p>1 800,00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- Asuntolainan korot</text:p>
          </table:table-cell>
          <table:table-cell table:number-columns-repeated="2"/>
          <table:table-cell table:style-name="ce7" office:value-type="percentage" office:value="0.85">
            <office:annotation draw:style-name="gr1" draw:text-style-name="P1" svg:width="4.012cm" svg:height="1.605cm" svg:x="11.239cm" svg:y="5.703cm" draw:caption-point-x="-0.152cm" draw:caption-point-y="0.726cm">
              <dc:date>2014-04-26T00:00:00</dc:date>
              <text:p text:style-name="P1"><text:span text:style-name="T1">tämä vuoden 2012 luku</text:span></text:p>
              <text:p text:style-name="P1"><text:span text:style-name="T1">(ennen vuotta 2012 100% ja vuonna 2013 80%)</text:span></text:p>
              <text:p text:style-name="P1"><text:span text:style-name="T1"/></text:p>
            </office:annotation>
            <text:p>85%</text:p>
          </table:table-cell>
          <table:table-cell office:value-type="float" office:value="1550">
            <text:p>1550</text:p>
          </table:table-cell>
          <table:table-cell table:style-name="ce16" table:formula="of:=[.E14]*[.F14]" office:value-type="float" office:value="1317.5">
            <text:p>1 317,50</text:p>
          </table:table-cell>
          <table:table-cell table:style-name="ce22" table:formula="of:=SUM([.G13:.G14])" office:value-type="float" office:value="3117.5">
            <text:p><text:s/>3 117,5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erotettavat pääomatulot</text:p>
          </table:table-cell>
          <table:table-cell table:number-columns-repeated="4"/>
          <table:table-cell table:style-name="ce5"/>
          <table:table-cell table:style-name="ce21" table:formula="of:=[.H10]-[.H14]" office:value-type="float" office:value="3932.5">
            <text:p><text:s/>3 932,5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ero </text:p>
          </table:table-cell>
          <table:table-cell office:value-type="float" office:value="30">
            <text:p>30</text:p>
          </table:table-cell>
          <table:table-cell office:value-type="string">
            <text:p>%</text:p>
          </table:table-cell>
          <table:table-cell table:number-columns-repeated="2"/>
          <table:table-cell table:style-name="ce5"/>
          <table:table-cell table:style-name="ce23" table:formula="of:=[.H15]*[.C16]/100" office:value-type="float" office:value="1179.75">
            <text:p><text:s/>1 179,75 <text:s text:c="6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string">
            <text:p>Jari Joki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Asuntolainan korot</text:p>
          </table:table-cell>
          <table:table-cell table:number-columns-repeated="2"/>
          <table:table-cell table:style-name="ce7" office:value-type="percentage" office:value="0.85">
            <text:p>85%</text:p>
          </table:table-cell>
          <table:table-cell office:value-type="float" office:value="5600">
            <text:p>5600</text:p>
          </table:table-cell>
          <table:table-cell/>
          <table:table-cell table:style-name="ce21" table:formula="of:=[.F20]*[.E20]" office:value-type="float" office:value="4760">
            <text:p><text:s/>4 76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pintolainan korot</text:p>
          </table:table-cell>
          <table:table-cell table:number-columns-repeated="5"/>
          <table:table-cell table:style-name="ce22" office:value-type="float" office:value="170">
            <text:p><text:s/>17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ääomatulolajin alijäämä </text:p>
          </table:table-cell>
          <table:table-cell table:number-columns-repeated="5"/>
          <table:table-cell table:style-name="ce21" table:formula="of:=SUM([.H20:.H21])" office:value-type="float" office:value="4930">
            <text:p><text:s/>4 93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lijäämähyvityksenä voidaan ansiotuloista 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menevästä verosta <text:s/>vähentää 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%</text:p>
          </table:table-cell>
          <table:table-cell table:number-columns-repeated="2"/>
          <table:table-cell table:style-name="ce23" table:formula="of:=[.D24]*[.H22]/100" office:value-type="float" office:value="1479">
            <text:p><text:s/>1 479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jos Jari Joella on puoliso tai lapsi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Jos Jari Joella ei ole puolisoa eikä lapsia, voi hän 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vähentää ansiotuloista menevistä veroista enintään 1 400 euroa.</text:p>
          </table:table-cell>
          <table:table-cell table:number-columns-repeated="5"/>
          <table:table-cell table:style-name="ce21" office:value-type="string" office:string-value=" ">
            <text:p><text:s text:c="3"/>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Tämä <text:span text:style-name="T2">kuluttaa pääomatulolajin alijäämää</text:span><text:span text:style-name="T3"> </text:span></text:p>
          </table:table-cell>
          <table:table-cell table:number-columns-repeated="5"/>
          <table:table-cell table:style-name="ce21" office:value-type="float" office:value="4666.67">
            <text:p><text:s/>4 666,67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ääomatulolajin tappioksi vahvistetaan</text:p>
          </table:table-cell>
          <table:table-cell table:number-columns-repeated="5"/>
          <table:table-cell table:style-name="ce21" table:formula="of:=[.H22]-[.H29]" office:value-type="float" office:value="263.33">
            <text:p><text:s/>263,33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ikä voidaan vähentään seuraavien 10 v. aikana saatavista pääomatuloista.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string">
            <text:p>Mikko Mäki 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Asuntolainan korot 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= pääomatulolajin alijäämä</text:p>
          </table:table-cell>
          <table:table-cell table:number-columns-repeated="5"/>
          <table:table-cell table:style-name="ce21" office:value-type="float" office:value="4350">
            <text:p><text:s/>4 350,00 <text:s text:c="6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Ansiotulojen veroista voidaan vähentää 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percentage" office:value="0.3">
            <text:p>30%</text:p>
          </table:table-cell>
          <table:table-cell office:value-type="string">
            <text:p>x</text:p>
          </table:table-cell>
          <table:table-cell table:style-name="ce8" office:value-type="float" office:value="0.85">
            <text:p>0,85</text:p>
          </table:table-cell>
          <table:table-cell office:value-type="float" office:value="4350">
            <text:p>4350</text:p>
          </table:table-cell>
          <table:table-cell office:value-type="string">
            <text:p>eurosta</text:p>
          </table:table-cell>
          <table:table-cell table:style-name="ce21" table:formula="of:=[.F39]*[.E39]*[.C39]" office:value-type="float" office:value="1109.25">
            <text:p><text:s/>1 109,25 <text:s text:c="6"/>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Verot ja maksut ansiotuloista:</text:p>
          </table:table-cell>
          <table:table-cell/>
          <table:table-cell table:style-name="ce5" office:value-type="float" office:value="29800">
            <text:p>29 800</text:p>
          </table:table-cell>
          <table:table-cell office:value-type="string">
            <text:p>eurosta</text:p>
          </table:table-cell>
          <table:table-cell/>
          <table:table-cell table:style-name="ce8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* <text:s/>Valtio</text:p>
          </table:table-cell>
          <table:table-cell table:number-columns-repeated="4"/>
          <table:table-cell table:style-name="ce8"/>
          <table:table-cell table:number-columns-repeated="1017"/>
        </table:table-row>
        <table:table-row table:style-name="ro1">
          <table:table-cell/>
          <table:table-cell table:style-name="ce5" office:value-type="float" office:value="23900">
            <text:p>23 900</text:p>
          </table:table-cell>
          <table:table-cell office:value-type="string">
            <text:p>eurosta</text:p>
          </table:table-cell>
          <table:table-cell table:number-columns-repeated="3"/>
          <table:table-cell table:style-name="ce21" office:value-type="float" office:value="515">
            <text:p><text:s/>515,00 <text:s text:c="6"/>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table:style-name="ce5" table:formula="of:=[.D41]-[.B43]" office:value-type="float" office:value="5900">
            <text:p>5 900</text:p>
          </table:table-cell>
          <table:table-cell office:value-type="string">
            <text:p>"</text:p>
          </table:table-cell>
          <table:table-cell office:value-type="float" office:value="17.5">
            <text:p>17,5</text:p>
          </table:table-cell>
          <table:table-cell office:value-type="string">
            <text:p>%</text:p>
          </table:table-cell>
          <table:table-cell/>
          <table:table-cell table:style-name="ce22" table:formula="of:=[.D44]*[.B44]/100" office:value-type="float" office:value="1032.5">
            <text:p><text:s/>1 032,50 <text:s text:c="6"/></text:p>
          </table:table-cell>
          <table:table-cell table:style-name="ce21" table:formula="of:=SUM([.G43:.G44])" office:value-type="float" office:value="1547.5">
            <text:p><text:s/>1 547,5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 <text:s/>Kunta 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%</text:p>
          </table:table-cell>
          <table:table-cell table:number-columns-repeated="2"/>
          <table:table-cell table:style-name="ce21" table:formula="of:=[.D45]*[.D41]/100" office:value-type="float" office:value="5364">
            <text:p><text:s/>5 364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 <text:s/>Kirkko 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%</text:p>
          </table:table-cell>
          <table:table-cell table:number-columns-repeated="2"/>
          <table:table-cell table:style-name="ce21" table:formula="of:=[.D46]*[.D41]/100" office:value-type="float" office:value="447">
            <text:p><text:s/>447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 <text:s/>Sairausvakuutuksen maksut</text:p>
          </table:table-cell>
          <table:table-cell/>
          <table:table-cell office:value-type="float" office:value="2.4">
            <text:p>2,4</text:p>
          </table:table-cell>
          <table:table-cell office:value-type="string">
            <text:p>%</text:p>
          </table:table-cell>
          <table:table-cell table:number-columns-repeated="2"/>
          <table:table-cell table:style-name="ce22" table:formula="of:=[.D47]*[.D41]/100" office:value-type="float" office:value="715.2">
            <text:p><text:s/>715,2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nsiotulojen verot ja maksut yhteensä</text:p>
          </table:table-cell>
          <table:table-cell table:number-columns-repeated="5"/>
          <table:table-cell table:style-name="ce21" table:formula="of:=SUM([.H44:.H47])" office:value-type="float" office:value="8073.7">
            <text:p><text:s/>8 073,7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lijäämähyvitys</text:p>
          </table:table-cell>
          <table:table-cell table:number-columns-repeated="5"/>
          <table:table-cell table:style-name="ce22" table:formula="of:=[.H39]" office:value-type="float" office:value="1109.25">
            <text:p><text:s/>1 109,25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ksettava yhteensä </text:p>
          </table:table-cell>
          <table:table-cell table:number-columns-repeated="5"/>
          <table:table-cell table:style-name="ce24" table:formula="of:=[.H48]-[.H49]" office:value-type="float" office:value="6964.45">
            <text:p><text:s/>6 964,45 <text:s text:c="6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HUOM! Valtion tulovero ja sairausvakuutuksen maksut v. 2012 mukaan (sairaanhoito-</text:p>
          </table:table-cell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>
            <text:p>maksu 1,22 % kunn.verotuksen ansiotulosta ja päivärahamaksu 0,82 % palkkatulosta)</text:p>
          </table:table-cell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string">
            <text:p>Niilo Nurmi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office:value-type="string">
            <text:p><text:s text:c="9"/></text:p>
          </table:table-cell>
          <table:table-cell office:value-type="string">
            <text:p>Ansiotulot</text:p>
          </table:table-cell>
          <table:table-cell table:number-columns-repeated="4"/>
          <table:table-cell table:style-name="ce21"/>
          <table:table-cell table:style-name="ce21" office:value-type="float" office:value="40000">
            <text:p><text:s/>40 00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 Tulon hankkimisesta johtuvat vähennykset</text:p>
          </table:table-cell>
          <table:table-cell table:number-columns-repeated="4"/>
          <table:table-cell table:style-name="ce21" office:value-type="float" office:value="540">
            <text:p><text:s/>540,00 <text:s text:c="6"/>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- Muut vähennykset</text:p>
          </table:table-cell>
          <table:table-cell table:number-columns-repeated="4"/>
          <table:table-cell table:style-name="ce22" office:value-type="float" office:value="300">
            <text:p><text:s/>300,00 <text:s text:c="6"/></text:p>
          </table:table-cell>
          <table:table-cell table:style-name="ce22" table:formula="of:=SUM([.G58:.G59])" office:value-type="float" office:value="840">
            <text:p><text:s/>84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erotettava ansiotulo</text:p>
          </table:table-cell>
          <table:table-cell table:number-columns-repeated="4"/>
          <table:table-cell table:style-name="ce21"/>
          <table:table-cell table:style-name="ce21" table:formula="of:=[.H57]-[.H59]" office:value-type="float" office:value="39160">
            <text:p><text:s/>39 160,00 <text:s text:c="6"/>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1016"/>
        </table:table-row>
        <table:table-row table:style-name="ro1">
          <table:table-cell/>
          <table:table-cell office:value-type="string">
            <text:p>Pääomatulot</text:p>
          </table:table-cell>
          <table:table-cell table:number-columns-repeated="4"/>
          <table:table-cell table:style-name="ce21"/>
          <table:table-cell table:style-name="ce21" office:value-type="float" office:value="4000">
            <text:p><text:s/>4 00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 Tulon hankkimisesta johtuvat vähennykset</text:p>
          </table:table-cell>
          <table:table-cell table:number-columns-repeated="4"/>
          <table:table-cell table:style-name="ce21" office:value-type="float" office:value="2000">
            <text:p><text:s/>2 000,00 <text:s text:c="6"/>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- Asuntolainan koroista</text:p>
          </table:table-cell>
          <table:table-cell table:number-columns-repeated="2"/>
          <table:table-cell table:style-name="ce7" office:value-type="percentage" office:value="0.85">
            <text:p>85%</text:p>
          </table:table-cell>
          <table:table-cell table:style-name="ce15" office:value-type="float" office:value="1750">
            <text:p>1750,00</text:p>
          </table:table-cell>
          <table:table-cell table:style-name="ce22" table:formula="of:=[.F64]*[.E64]" office:value-type="float" office:value="1487.5">
            <text:p><text:s/>1 487,50 <text:s text:c="6"/></text:p>
          </table:table-cell>
          <table:table-cell table:style-name="ce22" table:formula="of:=SUM([.G63:.G64])" office:value-type="float" office:value="3487.5">
            <text:p><text:s/>3 487,5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erotettava pääomatulo <text:s text:c="10"/></text:p>
          </table:table-cell>
          <table:table-cell table:number-columns-repeated="4"/>
          <table:table-cell table:style-name="ce21"/>
          <table:table-cell table:style-name="ce21" table:formula="of:=[.H62]-[.H64]" office:value-type="float" office:value="512.5">
            <text:p><text:s/>512,50 <text:s text:c="6"/>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1016"/>
        </table:table-row>
        <table:table-row table:style-name="ro1">
          <table:table-cell/>
          <table:table-cell office:value-type="string">
            <text:p>Verot ja maksut:</text:p>
          </table:table-cell>
          <table:table-cell table:number-columns-repeated="4"/>
          <table:table-cell table:style-name="ce21" table:number-columns-repeated="2"/>
          <table:table-cell table:number-columns-repeated="1016"/>
        </table:table-row>
        <table:table-row table:style-name="ro1">
          <table:table-cell/>
          <table:table-cell office:value-type="string">
            <text:p>a) <text:s/>pääomatulosta </text:p>
          </table:table-cell>
          <table:table-cell office:value-type="float" office:value="30">
            <text:p>30</text:p>
          </table:table-cell>
          <table:table-cell office:value-type="string">
            <text:p>%</text:p>
          </table:table-cell>
          <table:table-cell/>
          <table:table-cell table:style-name="ce8"/>
          <table:table-cell table:style-name="ce21"/>
          <table:table-cell table:style-name="ce21" table:formula="of:=[.C68]*[.H65]/100" office:value-type="float" office:value="153.75">
            <text:p><text:s/>153,75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) ansiotuloista</text:p>
          </table:table-cell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office:value-type="string">
            <text:p>* <text:s/>Valtio</text:p>
          </table:table-cell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float" office:value="39100">
            <text:p>39 100</text:p>
          </table:table-cell>
          <table:table-cell office:value-type="string">
            <text:p>eurosta</text:p>
          </table:table-cell>
          <table:table-cell table:number-columns-repeated="2"/>
          <table:table-cell table:style-name="ce8" office:value-type="float" office:value="3175">
            <text:p>3 175,00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5" table:formula="of:=[.H60]-[.B71]" office:value-type="float" office:value="60">
            <text:p>60</text:p>
          </table:table-cell>
          <table:table-cell office:value-type="string">
            <text:p>"</text:p>
          </table:table-cell>
          <table:table-cell office:value-type="float" office:value="21.5">
            <text:p>21,5</text:p>
          </table:table-cell>
          <table:table-cell office:value-type="string">
            <text:p>%</text:p>
          </table:table-cell>
          <table:table-cell table:style-name="ce16" table:formula="of:=[.D72]*[.B72]/100" office:value-type="float" office:value="12.9">
            <text:p>12,90</text:p>
          </table:table-cell>
          <table:table-cell table:style-name="ce8" table:formula="of:=SUM([.F71:.F72])" office:value-type="float" office:value="3187.9">
            <text:p>3 187,90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* <text:s/>Kunta </text:p>
          </table:table-cell>
          <table:table-cell/>
          <table:table-cell office:value-type="float" office:value="17.5">
            <text:p>17,5</text:p>
          </table:table-cell>
          <table:table-cell office:value-type="string">
            <text:p>%</text:p>
          </table:table-cell>
          <table:table-cell table:style-name="ce8"/>
          <table:table-cell table:style-name="ce8" table:formula="of:=[.D73]*[.H60]/100" office:value-type="float" office:value="6853">
            <text:p>6 853,00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* <text:s/>Kirkko </text:p>
          </table:table-cell>
          <table:table-cell/>
          <table:table-cell office:value-type="float" office:value="1.25">
            <text:p>1,25</text:p>
          </table:table-cell>
          <table:table-cell office:value-type="string">
            <text:p>%</text:p>
          </table:table-cell>
          <table:table-cell table:style-name="ce8"/>
          <table:table-cell table:style-name="ce8" table:formula="of:=[.D74]*[.H60]/100" office:value-type="float" office:value="489.5">
            <text:p>489,50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* <text:s/>Sairausvakuutuksen maksut</text:p>
          </table:table-cell>
          <table:table-cell/>
          <table:table-cell office:value-type="float" office:value="2.4">
            <text:p>2,4</text:p>
          </table:table-cell>
          <table:table-cell office:value-type="string">
            <text:p>%</text:p>
          </table:table-cell>
          <table:table-cell table:style-name="ce8"/>
          <table:table-cell table:style-name="ce16" table:formula="of:=[.D75]*[.H60]/100" office:value-type="float" office:value="939.84">
            <text:p>939,84</text:p>
          </table:table-cell>
          <table:table-cell table:style-name="ce22" table:formula="of:=SUM([.G72:.G75])" office:value-type="float" office:value="11470.24">
            <text:p><text:s/>11 470,24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ksettava yhteensä </text:p>
          </table:table-cell>
          <table:table-cell table:number-columns-repeated="3"/>
          <table:table-cell table:style-name="ce8" table:number-columns-repeated="2"/>
          <table:table-cell table:style-name="ce24" table:formula="of:=SUM([.H68:.H75])" office:value-type="float" office:value="11623.99">
            <text:p><text:s/>11 623,99 <text:s text:c="6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Niilo Nurmi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>
            <text:p>a) Ansiotulot kuten edellisessä tehtävässä</text:p>
          </table:table-cell>
          <table:table-cell table:number-columns-repeated="4"/>
          <table:table-cell table:style-name="ce8"/>
          <table:table-cell table:style-name="ce21"/>
          <table:table-cell table:number-columns-repeated="1016"/>
        </table:table-row>
        <table:table-row table:style-name="ro1">
          <table:table-cell table:number-columns-repeated="6"/>
          <table:table-cell table:style-name="ce8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Pääomatulot</text:p>
          </table:table-cell>
          <table:table-cell table:number-columns-repeated="4"/>
          <table:table-cell table:style-name="ce8"/>
          <table:table-cell table:style-name="ce21" office:value-type="float" office:value="4000">
            <text:p><text:s/>4 00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 Tulon hankkimisesta johtuvat vähennykset</text:p>
          </table:table-cell>
          <table:table-cell table:number-columns-repeated="4"/>
          <table:table-cell table:style-name="ce8" office:value-type="float" office:value="2000">
            <text:p>2 000,00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- Vähennyskelpoiset korot</text:p>
          </table:table-cell>
          <table:table-cell table:number-columns-repeated="2"/>
          <table:table-cell table:style-name="ce7" office:value-type="percentage" office:value="0.85">
            <text:p>85%</text:p>
          </table:table-cell>
          <table:table-cell table:style-name="ce15" office:value-type="float" office:value="4800">
            <text:p>4800,00</text:p>
          </table:table-cell>
          <table:table-cell table:style-name="ce16" table:formula="of:=[.F84]*[.E84]" office:value-type="float" office:value="4080">
            <text:p>4 080,00</text:p>
          </table:table-cell>
          <table:table-cell table:style-name="ce22" table:formula="of:=SUM([.G83:.G84])" office:value-type="float" office:value="6080">
            <text:p><text:s/>6 08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ääomatulolajin alijäämä, josta</text:p>
          </table:table-cell>
          <table:table-cell table:number-columns-repeated="4"/>
          <table:table-cell table:style-name="ce8"/>
          <table:table-cell table:style-name="ce21" table:formula="of:=[.H84]-[.H82]" office:value-type="float" office:value="2080">
            <text:p><text:s/>2 08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% eli</text:p>
          </table:table-cell>
          <table:table-cell table:formula="of:=[.B86]*[.H85]/100" office:value-type="float" office:value="624">
            <text:p>624</text:p>
          </table:table-cell>
          <table:table-cell office:value-type="string">
            <text:p>euroa </text:p>
          </table:table-cell>
          <table:table-cell/>
          <table:table-cell table:style-name="ce8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vähennetään ansiotuloista menevästä verosta</text:p>
          </table:table-cell>
          <table:table-cell table:number-columns-repeated="4"/>
          <table:table-cell table:style-name="ce8"/>
          <table:table-cell table:style-name="ce21"/>
          <table:table-cell table:number-columns-repeated="1016"/>
        </table:table-row>
        <table:table-row table:style-name="ro1">
          <table:table-cell table:number-columns-repeated="6"/>
          <table:table-cell table:style-name="ce8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Ansiotulojen verot ja maksut yhteensä: (ks. Tehtävä 4)</text:p>
          </table:table-cell>
          <table:table-cell table:number-columns-repeated="4"/>
          <table:table-cell table:style-name="ce8"/>
          <table:table-cell table:style-name="ce21" table:formula="of:=[.H75]" office:value-type="float" office:value="11470.24">
            <text:p><text:s/>11 470,24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./. Alijäämähyvitys</text:p>
          </table:table-cell>
          <table:table-cell table:number-columns-repeated="3"/>
          <table:table-cell table:style-name="ce8" table:number-columns-repeated="2"/>
          <table:table-cell table:style-name="ce22" table:formula="of:=[.D86]" office:value-type="float" office:value="624">
            <text:p><text:s/>624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ksettavaksi jää</text:p>
          </table:table-cell>
          <table:table-cell table:number-columns-repeated="3"/>
          <table:table-cell table:style-name="ce8" table:number-columns-repeated="2"/>
          <table:table-cell table:style-name="ce24" table:formula="of:=[.H89]-[.H90]" office:value-type="float" office:value="10846.24">
            <text:p><text:s/>10 846,24 <text:s text:c="6"/>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table:number-columns-repeated="2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b) Ansiotulot kuten edellisessä tehtävässä</text:p>
          </table:table-cell>
          <table:table-cell table:number-columns-repeated="3"/>
          <table:table-cell table:style-name="ce8" table:number-columns-repeated="2"/>
          <table:table-cell table:style-name="ce21"/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3"/>
          <table:table-cell table:style-name="ce17"/>
          <table:table-cell table:style-name="ce8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Pääomatulot</text:p>
          </table:table-cell>
          <table:table-cell table:number-columns-repeated="4"/>
          <table:table-cell table:style-name="ce8"/>
          <table:table-cell table:style-name="ce21" office:value-type="float" office:value="4000">
            <text:p><text:s/>4 000,00 <text:s text:c="6"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</text:p>
          </table:table-cell>
          <table:table-cell office:value-type="string">
            <text:p>- Tulon hankkimisesta johtuvat vähennykset</text:p>
          </table:table-cell>
          <table:table-cell table:number-columns-repeated="4"/>
          <table:table-cell table:style-name="ce8" office:value-type="float" office:value="2000">
            <text:p>2 000,00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- Vähennyskelpoiset korot</text:p>
          </table:table-cell>
          <table:table-cell table:number-columns-repeated="2"/>
          <table:table-cell table:style-name="ce7" office:value-type="percentage" office:value="0.85">
            <text:p>85%</text:p>
          </table:table-cell>
          <table:table-cell table:style-name="ce15" office:value-type="float" office:value="9400">
            <text:p>9400,00</text:p>
          </table:table-cell>
          <table:table-cell table:style-name="ce15" table:formula="of:=[.F97]*[.E97]" office:value-type="float" office:value="7990">
            <text:p>7990,00</text:p>
          </table:table-cell>
          <table:table-cell table:style-name="ce22" table:formula="of:=SUM([.G96:.G97])" office:value-type="float" office:value="9990">
            <text:p><text:s/>9 99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ääomatulolajin alijäämä</text:p>
          </table:table-cell>
          <table:table-cell table:number-columns-repeated="4"/>
          <table:table-cell table:style-name="ce8"/>
          <table:table-cell table:style-name="ce21" table:formula="of:=[.H97]-[.H95]" office:value-type="float" office:value="5990">
            <text:p><text:s/>5 990,00 <text:s text:c="6"/>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Ansiotuloista menevästä verosta vähennetään <text:s/></text:p>
          </table:table-cell>
          <table:table-cell table:number-columns-repeated="4"/>
          <table:table-cell table:style-name="ce8"/>
          <table:table-cell table:style-name="ce21" office:value-type="float" office:value="1400">
            <text:p><text:s/>1 40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ämä "kuluttaa" pääomatulolajin alijäämää </text:p>
          </table:table-cell>
          <table:table-cell table:number-columns-repeated="4"/>
          <table:table-cell table:style-name="ce8"/>
          <table:table-cell table:style-name="ce21" office:value-type="float" office:value="4666.67">
            <text:p><text:s/>4 666,67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ääomatulolajin tappioksi vahvistetaan </text:p>
          </table:table-cell>
          <table:table-cell table:number-columns-repeated="4"/>
          <table:table-cell table:style-name="ce8"/>
          <table:table-cell table:style-name="ce21" table:formula="of:=[.H98]-[.H101]" office:value-type="float" office:value="1323.33">
            <text:p><text:s/>1 323,33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ikä voidaan vähentää pääomatuloista seuraavien 10 vuoden aikana.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Veroja maksetaan </text:p>
          </table:table-cell>
          <table:table-cell table:style-name="ce8" table:formula="of:=[.H89]" office:value-type="float" office:value="11470.24">
            <text:p>11 470,24</text:p>
          </table:table-cell>
          <table:table-cell table:style-name="ce9" office:value-type="string">
            <text:p>-</text:p>
          </table:table-cell>
          <table:table-cell table:style-name="ce11" table:formula="of:=[.H100]" office:value-type="float" office:value="1400">
            <text:p>1 400</text:p>
          </table:table-cell>
          <table:table-cell table:style-name="ce18" office:value-type="string">
            <text:p>=</text:p>
          </table:table-cell>
          <table:table-cell/>
          <table:table-cell table:style-name="ce21" table:formula="of:=[.C105]-[.E105]" office:value-type="float" office:value="10070.24">
            <text:p><text:s/>10 070,24 <text:s text:c="6"/>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8"/>
          <table:table-cell table:style-name="ce9"/>
          <table:table-cell table:style-name="ce12"/>
          <table:table-cell table:style-name="ce18"/>
          <table:table-cell/>
          <table:table-cell table:style-name="ce21"/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c) <text:s/>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Pääomatulolajin alijäämä </text:p>
          </table:table-cell>
          <table:table-cell table:number-columns-repeated="5"/>
          <table:table-cell table:style-name="ce21" table:formula="of:=[.H98]" office:value-type="float" office:value="5990">
            <text:p><text:s/>5 99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nsiotuloista menevästä verosta voidaan vähentää <text:s text:c="2"/></text:p>
          </table:table-cell>
          <table:table-cell table:number-columns-repeated="5"/>
          <table:table-cell table:style-name="ce21" table:formula="of:=0.3*[.H110]" office:value-type="float" office:value="1797">
            <text:p><text:s/>1 797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(maksimi 2 800,- puolisoilta yhteensä)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Veroja maksetaan </text:p>
          </table:table-cell>
          <table:table-cell table:style-name="ce8" table:formula="of:=[.C105]" office:value-type="float" office:value="11470.24">
            <text:p>11 470,24</text:p>
          </table:table-cell>
          <table:table-cell table:style-name="ce8" office:value-type="string">
            <text:p><text:s text:c="7"/>'-</text:p>
          </table:table-cell>
          <table:table-cell table:style-name="ce13" table:formula="of:=[.H111]" office:value-type="float" office:value="1797">
            <text:p>1797</text:p>
          </table:table-cell>
          <table:table-cell table:style-name="ce18" office:value-type="string">
            <text:p>=</text:p>
          </table:table-cell>
          <table:table-cell/>
          <table:table-cell table:style-name="ce21" table:formula="of:=[.C114]-[.E114]" office:value-type="float" office:value="9673.24">
            <text:p><text:s/>9 673,24 <text:s text:c="6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d)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Pääomatulolajin alijäämä </text:p>
          </table:table-cell>
          <table:table-cell table:number-columns-repeated="5"/>
          <table:table-cell table:style-name="ce21" table:formula="of:=[.H110]" office:value-type="float" office:value="5990">
            <text:p><text:s/>5 99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nsiotuloista menevästä verosta voidaan vähentää <text:s text:c="2"/></text:p>
          </table:table-cell>
          <table:table-cell table:number-columns-repeated="5"/>
          <table:table-cell table:style-name="ce21" table:formula="of:=0.3*[.H117]" office:value-type="float" office:value="1797">
            <text:p><text:s/>1 797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(maksimi 1 800,- aikuiselta ja yhdeltä lapselta)</text:p>
          </table:table-cell>
          <table:table-cell table:number-columns-repeated="5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Tämä kuluttaa pääomatulolajin alijäämää </text:p>
          </table:table-cell>
          <table:table-cell table:number-columns-repeated="3"/>
          <table:table-cell table:style-name="ce8" table:formula="of:=[.H118]/0.3" office:value-type="float" office:value="5990">
            <text:p>5 990,00</text:p>
          </table:table-cell>
          <table:table-cell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Pääomatulolajin tappioksi vahvistetaan </text:p>
          </table:table-cell>
          <table:table-cell table:number-columns-repeated="3"/>
          <table:table-cell table:style-name="ce19" table:formula="of:=[.H117]-[.F120]" office:value-type="float" office:value="0">
            <text:p><text:s/>- <text:s text:c="5"/></text:p>
          </table:table-cell>
          <table:table-cell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Veroja maksetaan </text:p>
          </table:table-cell>
          <table:table-cell table:style-name="ce8" table:formula="of:=[.C105]" office:value-type="float" office:value="11470.24">
            <text:p>11 470,24</text:p>
          </table:table-cell>
          <table:table-cell table:style-name="ce8" office:value-type="string">
            <text:p><text:s text:c="7"/>'-</text:p>
          </table:table-cell>
          <table:table-cell table:style-name="ce14" office:value-type="string" office:string-value=" ">
            <text:p><text:s text:c="3"/></text:p>
          </table:table-cell>
          <table:table-cell table:style-name="ce20" table:formula="of:=SUM([.H118])" office:value-type="float" office:value="1797">
            <text:p>1 797</text:p>
          </table:table-cell>
          <table:table-cell office:value-type="string">
            <text:p><text:s text:c="5"/>=</text:p>
          </table:table-cell>
          <table:table-cell table:style-name="ce21" table:formula="of:=[.C123]-[.F123]" office:value-type="float" office:value="9673.24">
            <text:p><text:s/>9 673,24 <text:s text:c="6"/>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5"/>
          <table:table-cell table:style-name="ce21"/>
          <table:table-cell table:number-columns-repeated="1016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3" office:value-type="string">
            <text:p>Anna Anttonen</text:p>
          </table:table-cell>
          <table:table-cell table:number-columns-repeated="4"/>
          <table:table-cell table:style-name="ce15"/>
          <table:table-cell table:style-name="ce21"/>
          <table:table-cell table:number-columns-repeated="1016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1016"/>
        </table:table-row>
        <table:table-row table:style-name="ro1">
          <table:table-cell/>
          <table:table-cell office:value-type="string">
            <text:p>Pääomatulot</text:p>
          </table:table-cell>
          <table:table-cell table:number-columns-repeated="4"/>
          <table:table-cell table:style-name="ce21"/>
          <table:table-cell table:style-name="ce21" office:value-type="float" office:value="1450">
            <text:p><text:s/>1 45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suntolainan korot</text:p>
          </table:table-cell>
          <table:table-cell table:number-columns-repeated="2"/>
          <table:table-cell table:style-name="ce7" office:value-type="percentage" office:value="0.85">
            <text:p>85%</text:p>
          </table:table-cell>
          <table:table-cell office:value-type="float" office:value="3000">
            <text:p>3000</text:p>
          </table:table-cell>
          <table:table-cell table:style-name="ce21" table:formula="of:=[.F128]*[.E128]" office:value-type="float" office:value="2550">
            <text:p><text:s/>2 550,00 <text:s text:c="6"/>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office:value-type="string">
            <text:p>Opintolainan korot</text:p>
          </table:table-cell>
          <table:table-cell table:number-columns-repeated="4"/>
          <table:table-cell table:style-name="ce22" office:value-type="float" office:value="120">
            <text:p><text:s/>120,00 <text:s text:c="6"/></text:p>
          </table:table-cell>
          <table:table-cell table:style-name="ce22" table:formula="of:=SUM([.G128:.G129])" office:value-type="float" office:value="2670">
            <text:p><text:s/>2 670,00 <text:s text:c="6"/>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1"/>
          <table:table-cell table:style-name="ce21" table:formula="of:=[.H127]-[.H129]" office:value-type="float" office:value="-1220">
            <text:p>-1 22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Yrittäjäosakkaan osakkeiden hankintaan käytetyn velan korot</text:p>
          </table:table-cell>
          <table:table-cell table:number-columns-repeated="4"/>
          <table:table-cell table:style-name="ce21"/>
          <table:table-cell table:style-name="ce22" office:value-type="float" office:value="14800">
            <text:p><text:s/>14 80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äomatulolajin alijäämä</text:p>
          </table:table-cell>
          <table:table-cell table:number-columns-repeated="4"/>
          <table:table-cell table:style-name="ce21"/>
          <table:table-cell table:style-name="ce21" table:formula="of:=[.H130]-[.H131]" office:value-type="float" office:value="-16020">
            <text:p>-16 020,00 <text:s text:c="6"/>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1016"/>
        </table:table-row>
        <table:table-row table:style-name="ro1">
          <table:table-cell/>
          <table:table-cell office:value-type="string">
            <text:p>Alijäämähyvityksenä ansiotulojen veroista saadaan vähentää</text:p>
          </table:table-cell>
          <table:table-cell table:number-columns-repeated="4"/>
          <table:table-cell table:style-name="ce21"/>
          <table:table-cell table:style-name="ce21" table:formula="of:=SUM(1400+1400+400)" office:value-type="float" office:value="3200">
            <text:p><text:s/>3 200,00 <text:s text:c="6"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ämä kuluttaa alijäämää </text:p>
          </table:table-cell>
          <table:table-cell table:number-columns-repeated="5"/>
          <table:table-cell table:style-name="ce15" table:formula="of:=SUM([.H134]*100/30)" office:value-type="float" office:value="10666.6666666667">
            <text:p>10666,6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ääomatulolajin tappioksi vahvistetaan</text:p>
          </table:table-cell>
          <table:table-cell table:number-columns-repeated="5"/>
          <table:table-cell table:style-name="ce19" table:formula="of:=[.H132]+[.H135]" office:value-type="float" office:value="-5353.33333333333">
            <text:p>-5 353,33 <text:s text:c="3"/>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-10" table:style-name="ta2" table:print="false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245" table:default-cell-style-name="Default"/>
        <table:table-row table:style-name="ro3">
          <table:table-cell table:style-name="ce25" office:value-type="string">
            <text:p>Tuloslaskenta ja verotus ratkaisut 2012</text:p>
          </table:table-cell>
          <table:table-cell table:style-name="Normaali_20_2" table:number-columns-repeated="7"/>
          <table:table-cell table:number-columns-repeated="248"/>
        </table:table-row>
        <table:table-row table:style-name="ro3">
          <table:table-cell table:style-name="ce25"/>
          <table:table-cell table:style-name="Normaali_20_2" table:number-columns-repeated="7"/>
          <table:table-cell table:number-columns-repeated="248"/>
        </table:table-row>
        <table:table-row table:style-name="ro3">
          <table:table-cell table:style-name="ce25"/>
          <table:table-cell table:style-name="Normaali_20_2"/>
          <table:table-cell table:style-name="Normaali_20_2" office:value-type="string">
            <text:p>Huom! sv-maksut tässä ratkaisussa 2,4% (vuoden 2012 maksut 2,04%)</text:p>
          </table:table-cell>
          <table:table-cell table:style-name="Normaali_20_2" table:number-columns-repeated="5"/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25" office:value-type="string">
            <text:p>Lauri Leino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ce26"/>
          <table:table-cell table:style-name="ce25"/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ce27" office:value-type="string">
            <text:p>a) </text:p>
          </table:table-cell>
          <table:table-cell table:style-name="ce30" office:value-type="string">
            <text:p>Pääomatuloksi 20 %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Normaali_20_2"/>
          <table:table-cell table:style-name="ce25"/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Elinkeinotulolähteen verotettava tulo </text:p>
          </table:table-cell>
          <table:table-cell table:style-name="Normaali_20_2" table:number-columns-repeated="4"/>
          <table:table-cell table:style-name="ce32" office:value-type="float" office:value="38000">
            <text:p>38 000</text:p>
          </table:table-cell>
          <table:table-cell table:style-name="Normaali_20_2" office:value-type="string">
            <text:p>Tästä</text:p>
          </table:table-cell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- pääomatuloa</text:p>
          </table:table-cell>
          <table:table-cell table:style-name="Normaali_20_2" office:value-type="float" office:value="20">
            <text:p>20</text:p>
          </table:table-cell>
          <table:table-cell table:style-name="Normaali_20_2" office:value-type="string">
            <text:p>%</text:p>
          </table:table-cell>
          <table:table-cell table:style-name="ce32" office:value-type="float" office:value="60000">
            <text:p>60 000</text:p>
          </table:table-cell>
          <table:table-cell table:style-name="Normaali_20_2"/>
          <table:table-cell table:style-name="ce32" office:value-type="float" office:value="12000">
            <text:p>12 0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- ansiotuloa</text:p>
          </table:table-cell>
          <table:table-cell table:style-name="Normaali_20_2" office:value-type="string">
            <text:p><text:s text:c="23"/></text:p>
          </table:table-cell>
          <table:table-cell table:style-name="Normaali_20_2" table:number-columns-repeated="3"/>
          <table:table-cell table:style-name="ce32" office:value-type="float" office:value="26000">
            <text:p>26 0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style-name="Normaali_20_2" table:number-columns-repeated="6"/>
          <table:table-cell table:style-name="ce32"/>
          <table:table-cell table:style-name="Normaali_20_2"/>
          <table:table-cell table:number-columns-repeated="248"/>
        </table:table-row>
        <table:table-row table:style-name="ro3">
          <table:table-cell table:style-name="ce27" office:value-type="string">
            <text:p>b)</text:p>
          </table:table-cell>
          <table:table-cell table:style-name="Normaali_20_2" office:value-type="string">
            <text:p>Pääomatulot liikkeestä</text:p>
          </table:table-cell>
          <table:table-cell table:style-name="Normaali_20_2"/>
          <table:table-cell table:style-name="Normaali_20_2" office:value-type="string">
            <text:p><text:s text:c="4"/></text:p>
          </table:table-cell>
          <table:table-cell table:style-name="Normaali_20_2" table:number-columns-repeated="2"/>
          <table:table-cell table:style-name="ce32" office:value-type="float" office:value="12000">
            <text:p>12 0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+ Muut pääomatulot</text:p>
          </table:table-cell>
          <table:table-cell table:style-name="Normaali_20_2" table:number-columns-repeated="4"/>
          <table:table-cell table:style-name="ce37" office:value-type="float" office:value="5200">
            <text:p>5 2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Pääomatulot yhteensä</text:p>
          </table:table-cell>
          <table:table-cell table:style-name="Normaali_20_2" table:number-columns-repeated="4"/>
          <table:table-cell table:style-name="ce32" office:value-type="float" office:value="17200">
            <text:p>17 2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josta verot </text:p>
          </table:table-cell>
          <table:table-cell table:style-name="Normaali_20_2" office:value-type="float" office:value="30">
            <text:p>30</text:p>
          </table:table-cell>
          <table:table-cell table:style-name="Normaali_20_2" office:value-type="string">
            <text:p>%</text:p>
          </table:table-cell>
          <table:table-cell table:style-name="Normaali_20_2" table:number-columns-repeated="3"/>
          <table:table-cell table:style-name="ce35" office:value-type="float" office:value="5160">
            <text:p>5 160,00</text:p>
          </table:table-cell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/>
          <table:table-cell table:style-name="Normaali_20_2" office:value-type="string">
            <text:p>Ansiotulot liikkeestä</text:p>
          </table:table-cell>
          <table:table-cell table:style-name="Normaali_20_2" table:number-columns-repeated="3"/>
          <table:table-cell table:style-name="ce35"/>
          <table:table-cell table:style-name="ce35" office:value-type="float" office:value="26000">
            <text:p>26 000,0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+ Muut ansiotulot</text:p>
          </table:table-cell>
          <table:table-cell table:style-name="Normaali_20_2"/>
          <table:table-cell table:style-name="Normaali_20_2" office:value-type="string">
            <text:p><text:s text:c="12"/></text:p>
          </table:table-cell>
          <table:table-cell table:style-name="Normaali_20_2"/>
          <table:table-cell table:style-name="ce35"/>
          <table:table-cell table:style-name="ce36" office:value-type="float" office:value="1450">
            <text:p>1 450,0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Ansiotulot yhteensä</text:p>
          </table:table-cell>
          <table:table-cell table:style-name="Normaali_20_2"/>
          <table:table-cell table:style-name="Normaali_20_2" office:value-type="string">
            <text:p><text:s text:c="4"/></text:p>
          </table:table-cell>
          <table:table-cell table:style-name="Normaali_20_2"/>
          <table:table-cell table:style-name="ce35"/>
          <table:table-cell table:style-name="ce35" office:value-type="float" office:value="27450">
            <text:p>27 450,0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josta verot ja maksut:</text:p>
          </table:table-cell>
          <table:table-cell table:style-name="Normaali_20_2" table:number-columns-repeated="3"/>
          <table:table-cell table:style-name="ce35" table:number-columns-repeated="3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* valtio: </text:p>
          </table:table-cell>
          <table:table-cell table:style-name="Normaali_20_2" table:number-columns-repeated="3"/>
          <table:table-cell table:style-name="ce35" table:number-columns-repeated="3"/>
          <table:table-cell table:number-columns-repeated="248"/>
        </table:table-row>
        <table:table-row table:style-name="ro3">
          <table:table-cell table:style-name="Normaali_20_2"/>
          <table:table-cell table:style-name="ce31" office:value-type="float" office:value="23900">
            <text:p>23 900</text:p>
          </table:table-cell>
          <table:table-cell table:style-name="Normaali_20_2" office:value-type="string">
            <text:p>eurosta</text:p>
          </table:table-cell>
          <table:table-cell table:style-name="Normaali_20_2" table:number-columns-repeated="2"/>
          <table:table-cell table:style-name="ce35" office:value-type="float" office:value="515">
            <text:p>515,00</text:p>
          </table:table-cell>
          <table:table-cell table:style-name="ce35" table:number-columns-repeated="2"/>
          <table:table-cell table:number-columns-repeated="248"/>
        </table:table-row>
        <table:table-row table:style-name="ro3">
          <table:table-cell table:style-name="Normaali_20_2"/>
          <table:table-cell table:style-name="ce32" office:value-type="float" office:value="3550">
            <text:p>3 550</text:p>
          </table:table-cell>
          <table:table-cell table:style-name="Normaali_20_2" office:value-type="string">
            <text:p>"</text:p>
          </table:table-cell>
          <table:table-cell table:style-name="Normaali_20_2" office:value-type="float" office:value="17.5">
            <text:p>17,5</text:p>
          </table:table-cell>
          <table:table-cell table:style-name="Normaali_20_2" office:value-type="string">
            <text:p>%</text:p>
          </table:table-cell>
          <table:table-cell table:style-name="ce36" office:value-type="float" office:value="621.25">
            <text:p>621,25</text:p>
          </table:table-cell>
          <table:table-cell table:style-name="ce35" office:value-type="float" office:value="1136.25">
            <text:p>1 136,25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* kunta <text:s text:c="3"/></text:p>
          </table:table-cell>
          <table:table-cell table:style-name="Normaali_20_2" office:value-type="string">
            <text:p><text:s text:c="6"/></text:p>
          </table:table-cell>
          <table:table-cell table:style-name="Normaali_20_2" office:value-type="float" office:value="18">
            <text:p>18</text:p>
          </table:table-cell>
          <table:table-cell table:style-name="Normaali_20_2" office:value-type="string">
            <text:p>%</text:p>
          </table:table-cell>
          <table:table-cell table:style-name="ce35"/>
          <table:table-cell table:style-name="ce35" office:value-type="float" office:value="4941">
            <text:p>4 941,0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* kirkko <text:s text:c="9"/></text:p>
          </table:table-cell>
          <table:table-cell table:style-name="Normaali_20_2"/>
          <table:table-cell table:style-name="Normaali_20_2" office:value-type="float" office:value="1.5">
            <text:p>1,5</text:p>
          </table:table-cell>
          <table:table-cell table:style-name="Normaali_20_2" office:value-type="string">
            <text:p>%</text:p>
          </table:table-cell>
          <table:table-cell table:style-name="ce35"/>
          <table:table-cell table:style-name="ce35" office:value-type="float" office:value="411.75">
            <text:p>411,75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* sairausvakuutuksen maksut</text:p>
          </table:table-cell>
          <table:table-cell table:style-name="Normaali_20_2"/>
          <table:table-cell table:style-name="Normaali_20_2" office:value-type="float" office:value="2.4">
            <text:p>2,4</text:p>
          </table:table-cell>
          <table:table-cell table:style-name="Normaali_20_2" office:value-type="string">
            <text:p>%</text:p>
          </table:table-cell>
          <table:table-cell table:style-name="ce35"/>
          <table:table-cell table:style-name="ce36" table:formula="of:=SUM([.G20]*[.D27]/100)" office:value-type="float" office:value="658.8">
            <text:p>658,8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Yhteensä</text:p>
          </table:table-cell>
          <table:table-cell table:style-name="Normaali_20_2" table:number-columns-repeated="3"/>
          <table:table-cell table:style-name="ce35" table:number-columns-repeated="2"/>
          <table:table-cell table:style-name="ce36" table:formula="of:=SUM([.G24:.G27])" office:value-type="float" office:value="7147.8">
            <text:p>7 147,80</text:p>
          </table:table-cell>
          <table:table-cell table:number-columns-repeated="248"/>
        </table:table-row>
        <table:table-row table:style-name="ro4">
          <table:table-cell table:style-name="Normaali_20_2"/>
          <table:table-cell table:style-name="Normaali_20_2" office:value-type="string">
            <text:p>Verot yhteensä</text:p>
          </table:table-cell>
          <table:table-cell table:style-name="Normaali_20_2" table:number-columns-repeated="3"/>
          <table:table-cell table:style-name="ce35" table:number-columns-repeated="2"/>
          <table:table-cell table:style-name="ce39" table:formula="of:=SUM([.H16:.H28])" office:value-type="float" office:value="12307.8">
            <text:p>12 307,80</text:p>
          </table:table-cell>
          <table:table-cell table:number-columns-repeated="248"/>
        </table:table-row>
        <table:table-row table:style-name="ro4">
          <table:table-cell table:style-name="Normaali_20_2" table:number-columns-repeated="5"/>
          <table:table-cell table:style-name="ce35" table:number-columns-repeated="2"/>
          <table:table-cell table:style-name="ce43"/>
          <table:table-cell table:number-columns-repeated="248"/>
        </table:table-row>
        <table:table-row table:style-name="ro3">
          <table:table-cell table:style-name="Normaali_20_2" table:number-columns-repeated="2"/>
          <table:table-cell table:style-name="ce30" office:value-type="string">
            <text:p>Netto-tulot </text:p>
          </table:table-cell>
          <table:table-cell table:style-name="Normaali_20_2"/>
          <table:table-cell table:style-name="ce35" table:formula="of:=SUM([.G9]+[.G14]+[.G19]-[.H29])" office:value-type="float" office:value="32342.2">
            <text:p>32 342,20</text:p>
          </table:table-cell>
          <table:table-cell table:style-name="ce35" table:number-columns-repeated="2"/>
          <table:table-cell table:style-name="ce43"/>
          <table:table-cell table:number-columns-repeated="248"/>
        </table:table-row>
        <table:table-row table:style-name="ro3">
          <table:table-cell table:style-name="Normaali_20_2" table:number-columns-repeated="5"/>
          <table:table-cell table:style-name="ce35" table:number-columns-repeated="2"/>
          <table:table-cell table:style-name="ce43"/>
          <table:table-cell table:number-columns-repeated="248"/>
        </table:table-row>
        <table:table-row table:style-name="ro3">
          <table:table-cell table:style-name="ce27" office:value-type="string">
            <text:p>c)</text:p>
          </table:table-cell>
          <table:table-cell table:style-name="ce30" office:value-type="string">
            <text:p>Pääomatuloksi vaaditaan 10 %</text:p>
          </table:table-cell>
          <table:table-cell table:style-name="Normaali_20_2" table:number-columns-repeated="3"/>
          <table:table-cell table:style-name="ce35" table:number-columns-repeated="2"/>
          <table:table-cell table:style-name="ce43"/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Normaali_20_2" office:value-type="string">
            <text:p>Elinkeinotulolähteen verotettava tulo </text:p>
          </table:table-cell>
          <table:table-cell table:style-name="Normaali_20_2" table:number-columns-repeated="4"/>
          <table:table-cell table:style-name="ce32" office:value-type="float" office:value="38000">
            <text:p>38 000</text:p>
          </table:table-cell>
          <table:table-cell table:style-name="Normaali_20_2" office:value-type="string">
            <text:p>Tästä</text:p>
          </table:table-cell>
          <table:table-cell table:number-columns-repeated="248"/>
        </table:table-row>
        <table:table-row table:style-name="ro3">
          <table:table-cell/>
          <table:table-cell table:style-name="Normaali_20_2" office:value-type="string">
            <text:p>- pääomatuloa</text:p>
          </table:table-cell>
          <table:table-cell table:style-name="Normaali_20_2" office:value-type="float" office:value="10">
            <text:p>10</text:p>
          </table:table-cell>
          <table:table-cell table:style-name="Normaali_20_2" office:value-type="string">
            <text:p>%</text:p>
          </table:table-cell>
          <table:table-cell table:style-name="ce32" office:value-type="float" office:value="60000">
            <text:p>60 000</text:p>
          </table:table-cell>
          <table:table-cell table:style-name="Normaali_20_2"/>
          <table:table-cell table:style-name="ce32" office:value-type="float" office:value="6000">
            <text:p>6 000</text:p>
          </table:table-cell>
          <table:table-cell table:style-name="Normaali_20_2"/>
          <table:table-cell table:number-columns-repeated="248"/>
        </table:table-row>
        <table:table-row table:style-name="ro3">
          <table:table-cell/>
          <table:table-cell table:style-name="Normaali_20_2" office:value-type="string">
            <text:p>- ansiotuloa</text:p>
          </table:table-cell>
          <table:table-cell table:style-name="Normaali_20_2" office:value-type="string">
            <text:p><text:s text:c="23"/></text:p>
          </table:table-cell>
          <table:table-cell table:style-name="Normaali_20_2" table:number-columns-repeated="3"/>
          <table:table-cell table:style-name="ce32" office:value-type="float" office:value="32000">
            <text:p>32 0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Normaali_20_2" office:value-type="string">
            <text:p>Pääomatulot liikkeestä</text:p>
          </table:table-cell>
          <table:table-cell table:style-name="Normaali_20_2"/>
          <table:table-cell table:style-name="Normaali_20_2" office:value-type="string">
            <text:p><text:s text:c="4"/></text:p>
          </table:table-cell>
          <table:table-cell table:style-name="Normaali_20_2" table:number-columns-repeated="2"/>
          <table:table-cell table:style-name="ce32" office:value-type="float" office:value="6000">
            <text:p>6 000</text:p>
          </table:table-cell>
          <table:table-cell table:style-name="Normaali_20_2"/>
          <table:table-cell table:number-columns-repeated="248"/>
        </table:table-row>
        <table:table-row table:style-name="ro3">
          <table:table-cell/>
          <table:table-cell table:style-name="Normaali_20_2" office:value-type="string">
            <text:p>+ Muut pääomatulot</text:p>
          </table:table-cell>
          <table:table-cell table:style-name="Normaali_20_2" table:number-columns-repeated="4"/>
          <table:table-cell table:style-name="ce37" office:value-type="float" office:value="5200">
            <text:p>5 200</text:p>
          </table:table-cell>
          <table:table-cell table:style-name="Normaali_20_2"/>
          <table:table-cell table:number-columns-repeated="248"/>
        </table:table-row>
        <table:table-row table:style-name="ro3">
          <table:table-cell/>
          <table:table-cell table:style-name="Normaali_20_2" office:value-type="string">
            <text:p>Pääomatulot yhteensä</text:p>
          </table:table-cell>
          <table:table-cell table:style-name="Normaali_20_2" table:number-columns-repeated="4"/>
          <table:table-cell table:style-name="ce32" office:value-type="float" office:value="11200">
            <text:p>11 200</text:p>
          </table:table-cell>
          <table:table-cell table:style-name="Normaali_20_2"/>
          <table:table-cell table:number-columns-repeated="248"/>
        </table:table-row>
        <table:table-row table:style-name="ro3">
          <table:table-cell/>
          <table:table-cell table:style-name="Normaali_20_2" office:value-type="string">
            <text:p>josta verot </text:p>
          </table:table-cell>
          <table:table-cell table:style-name="Normaali_20_2" office:value-type="float" office:value="30">
            <text:p>30</text:p>
          </table:table-cell>
          <table:table-cell table:style-name="Normaali_20_2" office:value-type="string">
            <text:p>%</text:p>
          </table:table-cell>
          <table:table-cell table:style-name="Normaali_20_2" table:number-columns-repeated="3"/>
          <table:table-cell table:style-name="ce32" office:value-type="float" office:value="3360">
            <text:p>3 360</text:p>
          </table:table-cell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Normaali_20_2" office:value-type="string">
            <text:p>Ansiotulot liikkeestä</text:p>
          </table:table-cell>
          <table:table-cell table:style-name="Normaali_20_2" table:number-columns-repeated="3"/>
          <table:table-cell table:style-name="ce35"/>
          <table:table-cell table:style-name="ce35" office:value-type="float" office:value="32000">
            <text:p>32 000,00</text:p>
          </table:table-cell>
          <table:table-cell table:style-name="ce35"/>
          <table:table-cell table:number-columns-repeated="248"/>
        </table:table-row>
        <table:table-row table:style-name="ro3">
          <table:table-cell/>
          <table:table-cell table:style-name="Normaali_20_2" office:value-type="string">
            <text:p>+ Muut ansiotulot</text:p>
          </table:table-cell>
          <table:table-cell table:style-name="Normaali_20_2"/>
          <table:table-cell table:style-name="Normaali_20_2" office:value-type="string">
            <text:p><text:s text:c="12"/></text:p>
          </table:table-cell>
          <table:table-cell table:style-name="Normaali_20_2"/>
          <table:table-cell table:style-name="ce35"/>
          <table:table-cell table:style-name="ce36" office:value-type="float" office:value="1450">
            <text:p>1 450,00</text:p>
          </table:table-cell>
          <table:table-cell table:style-name="ce35"/>
          <table:table-cell table:number-columns-repeated="248"/>
        </table:table-row>
        <table:table-row table:style-name="ro3">
          <table:table-cell/>
          <table:table-cell table:style-name="Normaali_20_2" office:value-type="string">
            <text:p>Ansiotulot yhteensä</text:p>
          </table:table-cell>
          <table:table-cell table:style-name="Normaali_20_2"/>
          <table:table-cell table:style-name="Normaali_20_2" office:value-type="string">
            <text:p><text:s text:c="4"/></text:p>
          </table:table-cell>
          <table:table-cell table:style-name="Normaali_20_2"/>
          <table:table-cell table:style-name="ce35"/>
          <table:table-cell table:style-name="ce35" office:value-type="float" office:value="33450">
            <text:p>33 450,00</text:p>
          </table:table-cell>
          <table:table-cell table:style-name="ce35"/>
          <table:table-cell table:number-columns-repeated="248"/>
        </table:table-row>
        <table:table-row table:style-name="ro3">
          <table:table-cell/>
          <table:table-cell table:style-name="Normaali_20_2" office:value-type="string">
            <text:p>josta verot ja maksut:</text:p>
          </table:table-cell>
          <table:table-cell table:style-name="Normaali_20_2" table:number-columns-repeated="3"/>
          <table:table-cell table:style-name="ce35" table:number-columns-repeated="3"/>
          <table:table-cell table:number-columns-repeated="248"/>
        </table:table-row>
        <table:table-row table:style-name="ro3">
          <table:table-cell/>
          <table:table-cell table:style-name="Normaali_20_2" office:value-type="string">
            <text:p>* valtio: </text:p>
          </table:table-cell>
          <table:table-cell table:style-name="Normaali_20_2" table:number-columns-repeated="3"/>
          <table:table-cell table:style-name="ce35" table:number-columns-repeated="3"/>
          <table:table-cell table:number-columns-repeated="248"/>
        </table:table-row>
        <table:table-row table:style-name="ro3">
          <table:table-cell/>
          <table:table-cell table:style-name="ce31" office:value-type="float" office:value="23900">
            <text:p>23 900</text:p>
          </table:table-cell>
          <table:table-cell table:style-name="Normaali_20_2" office:value-type="string">
            <text:p>eurosta</text:p>
          </table:table-cell>
          <table:table-cell table:style-name="Normaali_20_2" table:number-columns-repeated="2"/>
          <table:table-cell table:style-name="ce35" office:value-type="float" office:value="515">
            <text:p>515,00</text:p>
          </table:table-cell>
          <table:table-cell table:style-name="ce35" table:number-columns-repeated="2"/>
          <table:table-cell table:number-columns-repeated="248"/>
        </table:table-row>
        <table:table-row table:style-name="ro3">
          <table:table-cell/>
          <table:table-cell table:style-name="ce32" office:value-type="float" office:value="9550">
            <text:p>9 550</text:p>
          </table:table-cell>
          <table:table-cell table:style-name="Normaali_20_2" office:value-type="string">
            <text:p>"</text:p>
          </table:table-cell>
          <table:table-cell table:style-name="Normaali_20_2" office:value-type="float" office:value="17.5">
            <text:p>17,5</text:p>
          </table:table-cell>
          <table:table-cell table:style-name="Normaali_20_2" office:value-type="string">
            <text:p>%</text:p>
          </table:table-cell>
          <table:table-cell table:style-name="ce36" office:value-type="float" office:value="1671.25">
            <text:p>1 671,25</text:p>
          </table:table-cell>
          <table:table-cell table:style-name="ce35" office:value-type="float" office:value="2186.25">
            <text:p>2 186,25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* kunta <text:s text:c="3"/></text:p>
          </table:table-cell>
          <table:table-cell table:style-name="Normaali_20_2" office:value-type="string">
            <text:p><text:s text:c="6"/></text:p>
          </table:table-cell>
          <table:table-cell table:style-name="Normaali_20_2" office:value-type="float" office:value="18">
            <text:p>18</text:p>
          </table:table-cell>
          <table:table-cell table:style-name="Normaali_20_2" office:value-type="string">
            <text:p>%</text:p>
          </table:table-cell>
          <table:table-cell table:style-name="ce35"/>
          <table:table-cell table:style-name="ce35" office:value-type="float" office:value="6021">
            <text:p>6 021,0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* kirkko <text:s text:c="9"/></text:p>
          </table:table-cell>
          <table:table-cell table:style-name="Normaali_20_2"/>
          <table:table-cell table:style-name="Normaali_20_2" office:value-type="float" office:value="1.5">
            <text:p>1,5</text:p>
          </table:table-cell>
          <table:table-cell table:style-name="Normaali_20_2" office:value-type="string">
            <text:p>%</text:p>
          </table:table-cell>
          <table:table-cell table:style-name="ce35"/>
          <table:table-cell table:style-name="ce35" office:value-type="float" office:value="501.75">
            <text:p>501,75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* sairausvakuutuksen maksut</text:p>
          </table:table-cell>
          <table:table-cell table:style-name="Normaali_20_2"/>
          <table:table-cell table:style-name="Normaali_20_2" office:value-type="float" office:value="2.4">
            <text:p>2,4</text:p>
          </table:table-cell>
          <table:table-cell table:style-name="Normaali_20_2" office:value-type="string">
            <text:p>%</text:p>
          </table:table-cell>
          <table:table-cell table:style-name="ce35"/>
          <table:table-cell table:style-name="ce36" table:formula="of:=SUM([.G46]*[.D53]/100)" office:value-type="float" office:value="802.8">
            <text:p>802,8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Yhteensä</text:p>
          </table:table-cell>
          <table:table-cell table:style-name="Normaali_20_2" table:number-columns-repeated="3"/>
          <table:table-cell table:style-name="ce35" table:number-columns-repeated="2"/>
          <table:table-cell table:style-name="ce36" table:formula="of:=SUM([.G50:.G53])" office:value-type="float" office:value="9511.8">
            <text:p>9 511,80</text:p>
          </table:table-cell>
          <table:table-cell table:number-columns-repeated="248"/>
        </table:table-row>
        <table:table-row table:style-name="ro4">
          <table:table-cell table:style-name="Normaali_20_2"/>
          <table:table-cell table:style-name="Normaali_20_2" office:value-type="string">
            <text:p>Verot yhteensä</text:p>
          </table:table-cell>
          <table:table-cell table:style-name="Normaali_20_2" table:number-columns-repeated="3"/>
          <table:table-cell table:style-name="ce35" table:number-columns-repeated="2"/>
          <table:table-cell table:style-name="ce39" table:formula="of:=SUM([.H42:.H54])" office:value-type="float" office:value="12871.8">
            <text:p>12 871,80</text:p>
          </table:table-cell>
          <table:table-cell table:number-columns-repeated="248"/>
        </table:table-row>
        <table:table-row table:style-name="ro4">
          <table:table-cell table:style-name="Normaali_20_2" table:number-columns-repeated="5"/>
          <table:table-cell table:style-name="ce35" table:number-columns-repeated="2"/>
          <table:table-cell table:style-name="ce43"/>
          <table:table-cell table:number-columns-repeated="248"/>
        </table:table-row>
        <table:table-row table:style-name="ro3">
          <table:table-cell table:style-name="Normaali_20_2"/>
          <table:table-cell table:style-name="ce30" office:value-type="string">
            <text:p>10 %-osuuden käyttämistä vaadittava yhteisesti. Tässä se <text:span text:style-name="T4">ei kannata</text:span><text:span text:style-name="T5">.</text:span></text:p>
          </table:table-cell>
          <table:table-cell table:style-name="Normaali_20_2" table:number-columns-repeated="5"/>
          <table:table-cell table:style-name="ce43"/>
          <table:table-cell table:number-columns-repeated="248"/>
        </table:table-row>
        <table:table-row table:style-name="ro3">
          <table:table-cell table:style-name="Normaali_20_2" table:number-columns-repeated="7"/>
          <table:table-cell table:style-name="ce43"/>
          <table:table-cell table:number-columns-repeated="248"/>
        </table:table-row>
        <table:table-row table:style-name="ro3">
          <table:table-cell table:style-name="ce28" office:value-type="string">
            <text:p>x</text:p>
          </table:table-cell>
          <table:table-cell table:style-name="ce30" office:value-type="string">
            <text:p>Verot, kun koko elinkeinotulo vaaditaan verotettavaksi ansiotulona</text:p>
          </table:table-cell>
          <table:table-cell table:style-name="Normaali_20_2" table:number-columns-repeated="5"/>
          <table:table-cell table:style-name="ce43"/>
          <table:table-cell table:number-columns-repeated="248"/>
        </table:table-row>
        <table:table-row table:style-name="ro3">
          <table:table-cell table:style-name="Normaali_20_2" table:number-columns-repeated="7"/>
          <table:table-cell table:style-name="ce43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Pääomatulot</text:p>
          </table:table-cell>
          <table:table-cell table:style-name="Normaali_20_2" table:number-columns-repeated="4"/>
          <table:table-cell table:style-name="ce38" office:value-type="float" office:value="5200">
            <text:p>5200,00</text:p>
          </table:table-cell>
          <table:table-cell table:style-name="ce43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Vero </text:p>
          </table:table-cell>
          <table:table-cell table:style-name="Normaali_20_2" office:value-type="float" office:value="30">
            <text:p>30</text:p>
          </table:table-cell>
          <table:table-cell table:style-name="Normaali_20_2" office:value-type="string">
            <text:p>%</text:p>
          </table:table-cell>
          <table:table-cell table:style-name="Normaali_20_2" table:number-columns-repeated="3"/>
          <table:table-cell table:style-name="ce43" office:value-type="float" office:value="1560">
            <text:p>1 560,00</text:p>
          </table:table-cell>
          <table:table-cell table:number-columns-repeated="248"/>
        </table:table-row>
        <table:table-row table:style-name="ro3">
          <table:table-cell table:style-name="Normaali_20_2" table:number-columns-repeated="7"/>
          <table:table-cell table:style-name="ce43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Elinkeinotoiminnan tulo</text:p>
          </table:table-cell>
          <table:table-cell table:style-name="Normaali_20_2" table:number-columns-repeated="3"/>
          <table:table-cell table:style-name="ce35"/>
          <table:table-cell table:style-name="ce35" office:value-type="float" office:value="38000">
            <text:p>38 000,0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+ Muut ansiotulot</text:p>
          </table:table-cell>
          <table:table-cell table:style-name="Normaali_20_2"/>
          <table:table-cell table:style-name="Normaali_20_2" office:value-type="string">
            <text:p><text:s text:c="12"/></text:p>
          </table:table-cell>
          <table:table-cell table:style-name="Normaali_20_2"/>
          <table:table-cell table:style-name="ce35"/>
          <table:table-cell table:style-name="ce36" office:value-type="float" office:value="1450">
            <text:p>1 450,0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Ansiotulot yhteensä</text:p>
          </table:table-cell>
          <table:table-cell table:style-name="Normaali_20_2"/>
          <table:table-cell table:style-name="Normaali_20_2" office:value-type="string">
            <text:p><text:s text:c="4"/></text:p>
          </table:table-cell>
          <table:table-cell table:style-name="Normaali_20_2"/>
          <table:table-cell table:style-name="ce35"/>
          <table:table-cell table:style-name="ce35" office:value-type="float" office:value="39450">
            <text:p>39 450,0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josta verot ja maksut:</text:p>
          </table:table-cell>
          <table:table-cell table:style-name="Normaali_20_2" table:number-columns-repeated="3"/>
          <table:table-cell table:style-name="ce35" table:number-columns-repeated="3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* valtio: </text:p>
          </table:table-cell>
          <table:table-cell table:style-name="Normaali_20_2" table:number-columns-repeated="3"/>
          <table:table-cell table:style-name="ce35" table:number-columns-repeated="3"/>
          <table:table-cell table:number-columns-repeated="248"/>
        </table:table-row>
        <table:table-row table:style-name="ro3">
          <table:table-cell table:style-name="Normaali_20_2"/>
          <table:table-cell table:style-name="ce31" office:value-type="float" office:value="39100">
            <text:p>39 100</text:p>
          </table:table-cell>
          <table:table-cell table:style-name="Normaali_20_2" office:value-type="string">
            <text:p>eurosta</text:p>
          </table:table-cell>
          <table:table-cell table:style-name="Normaali_20_2" table:number-columns-repeated="2"/>
          <table:table-cell table:style-name="ce35" office:value-type="float" office:value="3175">
            <text:p>3 175,00</text:p>
          </table:table-cell>
          <table:table-cell table:style-name="ce35" table:number-columns-repeated="2"/>
          <table:table-cell table:number-columns-repeated="248"/>
        </table:table-row>
        <table:table-row table:style-name="ro3">
          <table:table-cell table:style-name="Normaali_20_2"/>
          <table:table-cell table:style-name="ce32" office:value-type="float" office:value="350">
            <text:p>350</text:p>
          </table:table-cell>
          <table:table-cell table:style-name="Normaali_20_2" office:value-type="string">
            <text:p>"</text:p>
          </table:table-cell>
          <table:table-cell table:style-name="Normaali_20_2" office:value-type="float" office:value="21.5">
            <text:p>21,5</text:p>
          </table:table-cell>
          <table:table-cell table:style-name="Normaali_20_2" office:value-type="string">
            <text:p>%</text:p>
          </table:table-cell>
          <table:table-cell table:style-name="ce36" office:value-type="float" office:value="75.25">
            <text:p>75,25</text:p>
          </table:table-cell>
          <table:table-cell table:style-name="ce35" office:value-type="float" office:value="3250.25">
            <text:p>3 250,25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* kunta <text:s text:c="3"/></text:p>
          </table:table-cell>
          <table:table-cell table:style-name="Normaali_20_2" office:value-type="string">
            <text:p><text:s text:c="6"/></text:p>
          </table:table-cell>
          <table:table-cell table:style-name="Normaali_20_2" office:value-type="float" office:value="18">
            <text:p>18</text:p>
          </table:table-cell>
          <table:table-cell table:style-name="Normaali_20_2" office:value-type="string">
            <text:p>%</text:p>
          </table:table-cell>
          <table:table-cell table:style-name="ce35"/>
          <table:table-cell table:style-name="ce35" office:value-type="float" office:value="7101">
            <text:p>7 101,0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* kirkko <text:s text:c="9"/></text:p>
          </table:table-cell>
          <table:table-cell table:style-name="Normaali_20_2"/>
          <table:table-cell table:style-name="Normaali_20_2" office:value-type="float" office:value="1.5">
            <text:p>1,5</text:p>
          </table:table-cell>
          <table:table-cell table:style-name="Normaali_20_2" office:value-type="string">
            <text:p>%</text:p>
          </table:table-cell>
          <table:table-cell table:style-name="ce35"/>
          <table:table-cell table:style-name="ce35" office:value-type="float" office:value="591.75">
            <text:p>591,75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* sairausvakuutuksen maksut</text:p>
          </table:table-cell>
          <table:table-cell table:style-name="Normaali_20_2"/>
          <table:table-cell table:style-name="Normaali_20_2" office:value-type="float" office:value="2.4">
            <text:p>2,4</text:p>
          </table:table-cell>
          <table:table-cell table:style-name="Normaali_20_2" office:value-type="string">
            <text:p>%</text:p>
          </table:table-cell>
          <table:table-cell table:style-name="ce35"/>
          <table:table-cell table:style-name="ce36" table:formula="of:=SUM([.G66]*[.D73]/100)" office:value-type="float" office:value="946.8">
            <text:p>946,80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Yhteensä</text:p>
          </table:table-cell>
          <table:table-cell table:style-name="Normaali_20_2" table:number-columns-repeated="3"/>
          <table:table-cell table:style-name="ce35" table:number-columns-repeated="2"/>
          <table:table-cell table:style-name="ce36" table:formula="of:=SUM([.G70:.G73])" office:value-type="float" office:value="11889.8">
            <text:p>11 889,80</text:p>
          </table:table-cell>
          <table:table-cell table:number-columns-repeated="248"/>
        </table:table-row>
        <table:table-row table:style-name="ro4">
          <table:table-cell table:style-name="Normaali_20_2" office:value-type="string">
            <text:p><text:s/></text:p>
          </table:table-cell>
          <table:table-cell table:style-name="Normaali_20_2" office:value-type="string">
            <text:p>Verot yhteensä</text:p>
          </table:table-cell>
          <table:table-cell table:style-name="Normaali_20_2" table:number-columns-repeated="3"/>
          <table:table-cell table:style-name="ce35" table:number-columns-repeated="2"/>
          <table:table-cell table:style-name="ce39" table:formula="of:=SUM([.H62:.H74])" office:value-type="float" office:value="13449.8">
            <text:p>13 449,80</text:p>
          </table:table-cell>
          <table:table-cell table:number-columns-repeated="248"/>
        </table:table-row>
        <table:table-row table:style-name="ro4">
          <table:table-cell table:style-name="Normaali_20_2" table:number-columns-repeated="5"/>
          <table:table-cell table:style-name="ce35" table:number-columns-repeated="2"/>
          <table:table-cell table:style-name="ce43"/>
          <table:table-cell table:number-columns-repeated="248"/>
        </table:table-row>
        <table:table-row table:style-name="ro3">
          <table:table-cell table:style-name="Normaali_20_2"/>
          <table:table-cell table:style-name="ce30" office:value-type="string">
            <text:p>Verovelvollisen ei tässä kannata progressiivisen ansiotuloveron vuoksi vaatia koko <text:s text:c="3"/>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Normaali_20_2"/>
          <table:table-cell table:style-name="ce30" office:value-type="string">
            <text:p>elinkeinotulon verottamista ansiotulona.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Normaali_20_2"/>
          <table:table-cell table:style-name="ce30"/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ce28" office:value-type="string">
            <text:p>d)</text:p>
          </table:table-cell>
          <table:table-cell table:style-name="ce30" office:value-type="string">
            <text:p>Elinkeinotoiminnan tulo jaetaan puolisoiden kesken, mikä alentaa progressiivisen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Normaali_20_2"/>
          <table:table-cell table:style-name="ce30" office:value-type="string">
            <text:p>verotuksen vaikutusta.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Normaali_20_2"/>
          <table:table-cell table:style-name="ce30"/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Normaali_20_2"/>
          <table:table-cell table:style-name="ce25" office:value-type="string">
            <text:p>Lauri:</text:p>
          </table:table-cell>
          <table:table-cell table:style-name="Normaali_20_2" table:number-columns-repeated="6"/>
          <table:table-cell table:style-name="ce1" office:value-type="string">
            <text:p>puoliso:</text:p>
          </table:table-cell>
          <table:table-cell table:number-columns-repeated="247"/>
        </table:table-row>
        <table:table-row table:style-name="ro3">
          <table:table-cell table:style-name="Normaali_20_2"/>
          <table:table-cell table:style-name="ce30"/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Pääomatulot liikkeestä</text:p>
          </table:table-cell>
          <table:table-cell table:style-name="Normaali_20_2"/>
          <table:table-cell table:style-name="ce30" office:value-type="string">
            <text:p>(60000/2*20%)</text:p>
          </table:table-cell>
          <table:table-cell table:style-name="Normaali_20_2"/>
          <table:table-cell table:style-name="ce32" table:formula="of:=SUM([.E10]/2*0.2)" office:value-type="float" office:value="6000">
            <text:p>6 000</text:p>
          </table:table-cell>
          <table:table-cell table:style-name="Normaali_20_2"/>
          <table:table-cell office:value-type="string">
            <text:p>Po-tulo</text:p>
          </table:table-cell>
          <table:table-cell table:style-name="ce30" office:value-type="string">
            <text:p>(60000/2*20%)</text:p>
          </table:table-cell>
          <table:table-cell table:style-name="Normaali_20_2"/>
          <table:table-cell table:style-name="ce32" table:formula="of:=SUM([.E10]/2*20%)" office:value-type="float" office:value="6000">
            <text:p>6 000</text:p>
          </table:table-cell>
          <table:table-cell table:style-name="Normaali_20_2"/>
          <table:table-cell table:number-columns-repeated="244"/>
        </table:table-row>
        <table:table-row table:style-name="ro3">
          <table:table-cell table:style-name="Normaali_20_2"/>
          <table:table-cell table:style-name="Normaali_20_2" office:value-type="string">
            <text:p>+ Muut pääomatulot</text:p>
          </table:table-cell>
          <table:table-cell table:style-name="Normaali_20_2" table:number-columns-repeated="3"/>
          <table:table-cell table:style-name="ce37" office:value-type="float" office:value="5200">
            <text:p>5 200</text:p>
          </table:table-cell>
          <table:table-cell table:style-name="Normaali_20_2"/>
          <table:table-cell/>
          <table:table-cell table:style-name="Normaali_20_2" office:value-type="string">
            <text:p>+ Muut pääomatulot</text:p>
          </table:table-cell>
          <table:table-cell table:style-name="Normaali_20_2"/>
          <table:table-cell table:style-name="ce37" office:value-type="float" office:value="0">
            <text:p>0</text:p>
          </table:table-cell>
          <table:table-cell table:style-name="Normaali_20_2"/>
          <table:table-cell table:number-columns-repeated="244"/>
        </table:table-row>
        <table:table-row table:style-name="ro3">
          <table:table-cell table:style-name="Normaali_20_2"/>
          <table:table-cell table:style-name="Normaali_20_2" office:value-type="string">
            <text:p>Pääomatulot yhteensä</text:p>
          </table:table-cell>
          <table:table-cell table:style-name="Normaali_20_2" table:number-columns-repeated="3"/>
          <table:table-cell table:style-name="ce32" table:formula="of:=SUM([.F85:.F86])" office:value-type="float" office:value="11200">
            <text:p>11 200</text:p>
          </table:table-cell>
          <table:table-cell table:style-name="Normaali_20_2"/>
          <table:table-cell/>
          <table:table-cell table:style-name="Normaali_20_2" office:value-type="string">
            <text:p>Pääomatulot yhteensä</text:p>
          </table:table-cell>
          <table:table-cell table:style-name="Normaali_20_2"/>
          <table:table-cell table:style-name="ce32" office:value-type="float" office:value="6000">
            <text:p>6 000</text:p>
          </table:table-cell>
          <table:table-cell table:style-name="Normaali_20_2"/>
          <table:table-cell table:number-columns-repeated="244"/>
        </table:table-row>
        <table:table-row table:style-name="ro3">
          <table:table-cell table:style-name="Normaali_20_2"/>
          <table:table-cell table:style-name="Normaali_20_2" office:value-type="string">
            <text:p>josta verot </text:p>
          </table:table-cell>
          <table:table-cell table:style-name="Normaali_20_2" office:value-type="float" office:value="30">
            <text:p>30</text:p>
          </table:table-cell>
          <table:table-cell table:style-name="Normaali_20_2" office:value-type="string">
            <text:p>%</text:p>
          </table:table-cell>
          <table:table-cell table:style-name="Normaali_20_2" table:number-columns-repeated="2"/>
          <table:table-cell table:style-name="ce35" table:formula="of:=SUM([.F87]*[.C88]/100)" office:value-type="float" office:value="3360">
            <text:p>3 360,00</text:p>
          </table:table-cell>
          <table:table-cell/>
          <table:table-cell table:style-name="Normaali_20_2" office:value-type="string">
            <text:p>%</text:p>
          </table:table-cell>
          <table:table-cell table:style-name="ce44" office:value-type="percentage" office:value="0.3">
            <text:p>30%</text:p>
          </table:table-cell>
          <table:table-cell table:style-name="Normaali_20_2" table:formula="of:=SUM([.K87]*[.J88])" office:value-type="float" office:value="1800">
            <text:p>1800</text:p>
          </table:table-cell>
          <table:table-cell table:style-name="ce35"/>
          <table:table-cell table:number-columns-repeated="244"/>
        </table:table-row>
        <table:table-row table:style-name="ro3">
          <table:table-cell table:style-name="Normaali_20_2"/>
          <table:table-cell table:number-columns-repeated="255"/>
        </table:table-row>
        <table:table-row table:style-name="ro3">
          <table:table-cell table:style-name="Normaali_20_2"/>
          <table:table-cell table:style-name="Normaali_20_2" office:value-type="string">
            <text:p>Ansiotulot liikkeestä</text:p>
          </table:table-cell>
          <table:table-cell table:style-name="Normaali_20_2"/>
          <table:table-cell table:style-name="ce30" office:value-type="string">
            <text:p>(38000/2-6000)</text:p>
          </table:table-cell>
          <table:table-cell table:style-name="Normaali_20_2"/>
          <table:table-cell table:style-name="ce35" table:formula="of:=SUM(38000/2-[.F85])" office:value-type="float" office:value="13000">
            <text:p>13 000,00</text:p>
          </table:table-cell>
          <table:table-cell table:style-name="ce35"/>
          <table:table-cell office:value-type="string">
            <text:p>Ans.tulo</text:p>
          </table:table-cell>
          <table:table-cell table:style-name="ce30" office:value-type="string">
            <text:p>(38000/2-6000)</text:p>
          </table:table-cell>
          <table:table-cell table:style-name="Normaali_20_2"/>
          <table:table-cell table:style-name="ce35" table:formula="of:=SUM(38000/2-[.K85])" office:value-type="float" office:value="13000">
            <text:p>13 000,00</text:p>
          </table:table-cell>
          <table:table-cell table:style-name="ce35"/>
          <table:table-cell table:number-columns-repeated="244"/>
        </table:table-row>
        <table:table-row table:style-name="ro3">
          <table:table-cell table:style-name="Normaali_20_2"/>
          <table:table-cell table:style-name="Normaali_20_2" office:value-type="string">
            <text:p>+ Muut ansiotulot</text:p>
          </table:table-cell>
          <table:table-cell table:style-name="Normaali_20_2"/>
          <table:table-cell table:style-name="Normaali_20_2" office:value-type="string">
            <text:p><text:s text:c="12"/></text:p>
          </table:table-cell>
          <table:table-cell table:style-name="Normaali_20_2"/>
          <table:table-cell table:style-name="ce36" office:value-type="float" office:value="1450">
            <text:p>1 450,00</text:p>
          </table:table-cell>
          <table:table-cell table:style-name="ce35"/>
          <table:table-cell/>
          <table:table-cell table:style-name="Normaali_20_2" office:value-type="string">
            <text:p>+ Muut ansiotulot</text:p>
          </table:table-cell>
          <table:table-cell table:style-name="Normaali_20_2"/>
          <table:table-cell table:style-name="ce36" office:value-type="float" office:value="0">
            <text:p>0,00</text:p>
          </table:table-cell>
          <table:table-cell table:style-name="ce35"/>
          <table:table-cell table:number-columns-repeated="244"/>
        </table:table-row>
        <table:table-row table:style-name="ro3">
          <table:table-cell table:style-name="Normaali_20_2"/>
          <table:table-cell table:style-name="Normaali_20_2" office:value-type="string">
            <text:p>Ansiotulot yhteensä</text:p>
          </table:table-cell>
          <table:table-cell table:style-name="Normaali_20_2"/>
          <table:table-cell table:style-name="Normaali_20_2" office:value-type="string">
            <text:p><text:s text:c="4"/></text:p>
          </table:table-cell>
          <table:table-cell table:style-name="Normaali_20_2"/>
          <table:table-cell table:style-name="ce35" table:formula="of:=SUM([.F90:.F91])" office:value-type="float" office:value="14450">
            <text:p>14 450,00</text:p>
          </table:table-cell>
          <table:table-cell table:style-name="ce35"/>
          <table:table-cell/>
          <table:table-cell table:style-name="Normaali_20_2" office:value-type="string">
            <text:p>Ansiotulot yhteensä</text:p>
          </table:table-cell>
          <table:table-cell table:style-name="Normaali_20_2"/>
          <table:table-cell table:style-name="ce35" table:formula="of:=SUM([.K90:.K91])" office:value-type="float" office:value="13000">
            <text:p>13 000,00</text:p>
          </table:table-cell>
          <table:table-cell table:style-name="ce35"/>
          <table:table-cell table:number-columns-repeated="244"/>
        </table:table-row>
        <table:table-row table:style-name="ro3">
          <table:table-cell table:style-name="Normaali_20_2"/>
          <table:table-cell table:style-name="Normaali_20_2" office:value-type="string">
            <text:p>josta verot ja maksut:</text:p>
          </table:table-cell>
          <table:table-cell table:style-name="Normaali_20_2" table:number-columns-repeated="3"/>
          <table:table-cell table:style-name="ce35" table:number-columns-repeated="2"/>
          <table:table-cell/>
          <table:table-cell table:style-name="Normaali_20_2" office:value-type="string">
            <text:p>josta verot ja maksut:</text:p>
          </table:table-cell>
          <table:table-cell table:style-name="Normaali_20_2"/>
          <table:table-cell table:style-name="ce35" table:number-columns-repeated="2"/>
          <table:table-cell table:number-columns-repeated="244"/>
        </table:table-row>
        <table:table-row table:style-name="ro3">
          <table:table-cell table:style-name="Normaali_20_2"/>
          <table:table-cell table:style-name="Normaali_20_2" office:value-type="string">
            <text:p>* valtio: </text:p>
          </table:table-cell>
          <table:table-cell table:style-name="Normaali_20_2" table:number-columns-repeated="3"/>
          <table:table-cell table:style-name="ce35" table:number-columns-repeated="2"/>
          <table:table-cell office:value-type="string">
            <text:p>*valtio:</text:p>
          </table:table-cell>
          <table:table-cell table:style-name="Normaali_20_2" table:number-columns-repeated="2"/>
          <table:table-cell table:style-name="ce35" table:number-columns-repeated="2"/>
          <table:table-cell table:number-columns-repeated="244"/>
        </table:table-row>
        <table:table-row table:style-name="ro3">
          <table:table-cell table:style-name="Normaali_20_2"/>
          <table:table-cell table:style-name="ce31" office:value-type="float" office:value="14450">
            <text:p>14 450</text:p>
          </table:table-cell>
          <table:table-cell table:style-name="ce30" office:value-type="string">
            <text:p><text:s/>- ei kerry, koska alaraja 16100€</text:p>
          </table:table-cell>
          <table:table-cell table:style-name="Normaali_20_2" table:number-columns-repeated="2"/>
          <table:table-cell table:style-name="ce35" office:value-type="float" office:value="0">
            <text:p>0,00</text:p>
          </table:table-cell>
          <table:table-cell table:style-name="ce35"/>
          <table:table-cell office:value-type="float" office:value="13000">
            <text:p>13000</text:p>
          </table:table-cell>
          <table:table-cell table:style-name="Normaali_20_2" table:number-columns-repeated="2"/>
          <table:table-cell table:style-name="ce35" office:value-type="float" office:value="0">
            <text:p>0,00</text:p>
          </table:table-cell>
          <table:table-cell table:style-name="ce35"/>
          <table:table-cell table:number-columns-repeated="244"/>
        </table:table-row>
        <table:table-row table:style-name="ro3">
          <table:table-cell table:style-name="Normaali_20_2"/>
          <table:table-cell table:style-name="Normaali_20_2" office:value-type="string">
            <text:p>* kunta <text:s text:c="3"/></text:p>
          </table:table-cell>
          <table:table-cell table:style-name="Normaali_20_2" office:value-type="string">
            <text:p><text:s text:c="6"/></text:p>
          </table:table-cell>
          <table:table-cell table:style-name="Normaali_20_2" office:value-type="float" office:value="18">
            <text:p>18</text:p>
          </table:table-cell>
          <table:table-cell table:style-name="Normaali_20_2" office:value-type="string">
            <text:p>%</text:p>
          </table:table-cell>
          <table:table-cell table:style-name="ce35" table:formula="of:=SUM([.B95]*[.D96]%)" office:value-type="float" office:value="2601">
            <text:p>2 601,00</text:p>
          </table:table-cell>
          <table:table-cell table:style-name="ce35"/>
          <table:table-cell/>
          <table:table-cell table:style-name="Normaali_20_2" office:value-type="float" office:value="18">
            <text:p>18</text:p>
          </table:table-cell>
          <table:table-cell table:style-name="Normaali_20_2" office:value-type="string">
            <text:p>%</text:p>
          </table:table-cell>
          <table:table-cell table:style-name="ce35" table:formula="of:=SUM([.H95]*[.I96]%)" office:value-type="float" office:value="2340">
            <text:p>2 340,00</text:p>
          </table:table-cell>
          <table:table-cell table:style-name="ce35"/>
          <table:table-cell table:number-columns-repeated="244"/>
        </table:table-row>
        <table:table-row table:style-name="ro3">
          <table:table-cell table:style-name="Normaali_20_2"/>
          <table:table-cell table:style-name="Normaali_20_2" office:value-type="string">
            <text:p>* kirkko <text:s text:c="9"/></text:p>
          </table:table-cell>
          <table:table-cell table:style-name="Normaali_20_2"/>
          <table:table-cell table:style-name="Normaali_20_2" office:value-type="float" office:value="1.5">
            <text:p>1,5</text:p>
          </table:table-cell>
          <table:table-cell table:style-name="Normaali_20_2" office:value-type="string">
            <text:p>%</text:p>
          </table:table-cell>
          <table:table-cell table:style-name="ce35" table:formula="of:=SUM([.B95]*[.D97]%)" office:value-type="float" office:value="216.75">
            <text:p>216,75</text:p>
          </table:table-cell>
          <table:table-cell table:style-name="ce35"/>
          <table:table-cell/>
          <table:table-cell table:style-name="Normaali_20_2" office:value-type="float" office:value="1.5">
            <text:p>1,5</text:p>
          </table:table-cell>
          <table:table-cell table:style-name="Normaali_20_2" office:value-type="string">
            <text:p>%</text:p>
          </table:table-cell>
          <table:table-cell table:style-name="ce35" table:formula="of:=SUM([.H95]*[.I97]%)" office:value-type="float" office:value="195">
            <text:p>195,00</text:p>
          </table:table-cell>
          <table:table-cell table:style-name="ce35"/>
          <table:table-cell table:number-columns-repeated="244"/>
        </table:table-row>
        <table:table-row table:style-name="ro3">
          <table:table-cell table:style-name="Normaali_20_2"/>
          <table:table-cell table:style-name="Normaali_20_2" office:value-type="string">
            <text:p>* sairausvakuutuksen maksut</text:p>
          </table:table-cell>
          <table:table-cell table:style-name="Normaali_20_2"/>
          <table:table-cell table:style-name="Normaali_20_2" office:value-type="float" office:value="2.4">
            <text:p>2,4</text:p>
          </table:table-cell>
          <table:table-cell table:style-name="Normaali_20_2" office:value-type="string">
            <text:p>%</text:p>
          </table:table-cell>
          <table:table-cell table:style-name="ce35" table:formula="of:=SUM([.B95]*[.D98]%)" office:value-type="float" office:value="346.8">
            <text:p>346,80</text:p>
          </table:table-cell>
          <table:table-cell table:style-name="ce35"/>
          <table:table-cell/>
          <table:table-cell table:style-name="Normaali_20_2" office:value-type="float" office:value="2.4">
            <text:p>2,4</text:p>
          </table:table-cell>
          <table:table-cell table:style-name="Normaali_20_2" office:value-type="string">
            <text:p>%</text:p>
          </table:table-cell>
          <table:table-cell table:style-name="ce35" table:formula="of:=SUM([.H95]*[.I98]%)" office:value-type="float" office:value="312">
            <text:p>312,00</text:p>
          </table:table-cell>
          <table:table-cell table:style-name="ce35"/>
          <table:table-cell table:number-columns-repeated="244"/>
        </table:table-row>
        <table:table-row table:style-name="ro3">
          <table:table-cell table:style-name="Normaali_20_2"/>
          <table:table-cell table:style-name="Normaali_20_2" office:value-type="string">
            <text:p>Yhteensä</text:p>
          </table:table-cell>
          <table:table-cell table:style-name="Normaali_20_2" table:number-columns-repeated="3"/>
          <table:table-cell table:style-name="ce35"/>
          <table:table-cell table:style-name="ce36" table:formula="of:=SUM([.F96:.F98])" office:value-type="float" office:value="3164.55">
            <text:p>3 164,55</text:p>
          </table:table-cell>
          <table:table-cell/>
          <table:table-cell table:style-name="Normaali_20_2" table:number-columns-repeated="2"/>
          <table:table-cell table:style-name="ce36" table:formula="of:=SUM([.K95:.K98])" office:value-type="float" office:value="2847">
            <text:p>2 847,00</text:p>
          </table:table-cell>
          <table:table-cell table:number-columns-repeated="245"/>
        </table:table-row>
        <table:table-row table:style-name="ro4">
          <table:table-cell table:style-name="Normaali_20_2"/>
          <table:table-cell table:style-name="Normaali_20_2" office:value-type="string">
            <text:p>Verot yhteensä</text:p>
          </table:table-cell>
          <table:table-cell table:style-name="Normaali_20_2" table:number-columns-repeated="3"/>
          <table:table-cell table:style-name="ce35"/>
          <table:table-cell table:style-name="ce39" table:formula="of:=SUM([.G88:.G99])" office:value-type="float" office:value="6524.55">
            <text:p>6 524,55</text:p>
          </table:table-cell>
          <table:table-cell/>
          <table:table-cell table:style-name="Normaali_20_2" table:number-columns-repeated="2"/>
          <table:table-cell table:style-name="ce39" table:formula="of:=SUM([.K99]+[.K88])" office:value-type="float" office:value="4647">
            <text:p>4 647,00</text:p>
          </table:table-cell>
          <table:table-cell table:number-columns-repeated="245"/>
        </table:table-row>
        <table:table-row table:style-name="ro4">
          <table:table-cell table:style-name="Normaali_20_2" table:number-columns-repeated="5"/>
          <table:table-cell table:style-name="ce35" table:number-columns-repeated="2"/>
          <table:table-cell table:style-name="ce43"/>
          <table:table-cell table:style-name="Normaali_20_2" table:number-columns-repeated="2"/>
          <table:table-cell table:style-name="ce35" table:number-columns-repeated="2"/>
          <table:table-cell table:number-columns-repeated="244"/>
        </table:table-row>
        <table:table-row table:style-name="ro3">
          <table:table-cell table:style-name="Normaali_20_2"/>
          <table:table-cell table:style-name="ce30" office:value-type="string">
            <text:p>Kun molemmat puolisto työskentelevät yrityksessä, heidän yhteiset verot tulevat olemaan </text:p>
          </table:table-cell>
          <table:table-cell table:style-name="Normaali_20_2" table:number-columns-repeated="6"/>
          <table:table-cell table:style-name="ce8" table:formula="of:=SUM([.G100]+[.K100])" office:value-type="float" office:value="11171.55">
            <text:p>11 171,55</text:p>
          </table:table-cell>
          <table:table-cell table:number-columns-repeated="247"/>
        </table:table-row>
        <table:table-row table:style-name="ro3">
          <table:table-cell table:style-name="Normaali_20_2"/>
          <table:table-cell table:style-name="ce30" office:value-type="string">
            <text:p>ja netto-tulot ovat</text:p>
          </table:table-cell>
          <table:table-cell table:style-name="ce30" office:value-type="string">
            <text:p>44650 - 11171,55= </text:p>
          </table:table-cell>
          <table:table-cell table:style-name="Normaali_20_2"/>
          <table:table-cell table:style-name="Normaali_20_2" office:value-type="float" office:value="33478.45">
            <text:p>33478,45</text:p>
          </table:table-cell>
          <table:table-cell table:style-name="ce30" office:value-type="string">
            <text:p>€'</text:p>
          </table:table-cell>
          <table:table-cell table:style-name="Normaali_20_2" table:number-columns-repeated="2"/>
          <table:table-cell table:number-columns-repeated="248"/>
        </table:table-row>
        <table:table-row table:style-name="ro3">
          <table:table-cell table:style-name="Normaali_20_2"/>
          <table:table-cell table:style-name="ce30" office:value-type="string">
            <text:p>Tämä on verollisesti kannattavin vaihtoehdoista, koska verot ovat tässä pienimmät. </text:p>
          </table:table-cell>
          <table:table-cell table:style-name="Normaali_20_2" table:number-columns-repeated="6"/>
          <table:table-cell table:number-columns-repeated="248"/>
        </table:table-row>
        <table:table-row table:style-name="ro3" table:number-rows-repeated="2">
          <table:table-cell table:style-name="Normaali_20_2"/>
          <table:table-cell table:style-name="ce30"/>
          <table:table-cell table:style-name="Normaali_20_2" table:number-columns-repeated="6"/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 table:style-name="ce26" office:value-type="float" office:value="8">
            <text:p>8</text:p>
          </table:table-cell>
          <table:table-cell table:style-name="ce25" office:value-type="string">
            <text:p>Leena Lahtinen</text:p>
          </table:table-cell>
          <table:table-cell table:style-name="Normaali_20_2" table:number-columns-repeated="5"/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/>
          <table:table-cell table:style-name="Normaali_20_2" office:value-type="string">
            <text:p>a) Pääomatulo-osuuden laskentaperuste</text:p>
          </table:table-cell>
          <table:table-cell table:style-name="Normaali_20_2" table:number-columns-repeated="5"/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/>
          <table:table-cell table:style-name="Normaali_20_2" office:value-type="string">
            <text:p>Pitkävaikutteisista menoista</text:p>
          </table:table-cell>
          <table:table-cell table:style-name="Normaali_20_2" table:number-columns-repeated="3"/>
          <table:table-cell table:style-name="ce32" office:value-type="float" office:value="7000">
            <text:p>7 000</text:p>
          </table:table-cell>
          <table:table-cell table:style-name="Normaali_20_2"/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Rakennukset</text:p>
          </table:table-cell>
          <table:table-cell table:style-name="Normaali_20_2" table:number-columns-repeated="3"/>
          <table:table-cell table:style-name="ce32" office:value-type="float" office:value="220000">
            <text:p>220 000</text:p>
          </table:table-cell>
          <table:table-cell table:style-name="Normaali_20_2"/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Koneet ja kalusto</text:p>
          </table:table-cell>
          <table:table-cell table:style-name="Normaali_20_2" table:number-columns-repeated="3"/>
          <table:table-cell table:style-name="ce32" office:value-type="float" office:value="90000">
            <text:p>90 000</text:p>
          </table:table-cell>
          <table:table-cell table:style-name="Normaali_20_2"/>
          <table:table-cell table:number-columns-repeated="249"/>
        </table:table-row>
        <table:table-row table:style-name="ro3">
          <table:table-cell table:style-name="Normaali_20_2" office:value-type="string">
            <text:p><text:s text:c="7"/></text:p>
          </table:table-cell>
          <table:table-cell table:style-name="Normaali_20_2" office:value-type="string">
            <text:p>- auto</text:p>
          </table:table-cell>
          <table:table-cell table:style-name="Normaali_20_2"/>
          <table:table-cell table:style-name="ce27" office:value-type="string">
            <text:p>-</text:p>
          </table:table-cell>
          <table:table-cell table:style-name="Normaali_20_2"/>
          <table:table-cell table:style-name="ce32" office:value-type="float" office:value="30000">
            <text:p>30 000</text:p>
          </table:table-cell>
          <table:table-cell table:style-name="Normaali_20_2"/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Osakkeet ja osuudet, vertailuarvo</text:p>
          </table:table-cell>
          <table:table-cell table:style-name="Normaali_20_2" table:number-columns-repeated="3"/>
          <table:table-cell table:style-name="ce32" office:value-type="float" office:value="70000">
            <text:p>70 000</text:p>
          </table:table-cell>
          <table:table-cell table:style-name="Normaali_20_2"/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Vaihto-omaisuus</text:p>
          </table:table-cell>
          <table:table-cell table:style-name="Normaali_20_2" table:number-columns-repeated="3"/>
          <table:table-cell table:style-name="ce32" office:value-type="float" office:value="120000">
            <text:p>120 000</text:p>
          </table:table-cell>
          <table:table-cell table:style-name="Normaali_20_2"/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Rahoitusomaisuus</text:p>
          </table:table-cell>
          <table:table-cell table:style-name="Normaali_20_2" table:number-columns-repeated="3"/>
          <table:table-cell table:style-name="ce37" office:value-type="float" office:value="22500">
            <text:p>22 500</text:p>
          </table:table-cell>
          <table:table-cell table:style-name="ce32" office:value-type="float" office:value="499500">
            <text:p>499 500</text:p>
          </table:table-cell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./.Velat</text:p>
          </table:table-cell>
          <table:table-cell table:style-name="Normaali_20_2" office:value-type="string">
            <text:p><text:s/></text:p>
          </table:table-cell>
          <table:table-cell table:style-name="Normaali_20_2" table:number-columns-repeated="3"/>
          <table:table-cell table:style-name="ce37" office:value-type="float" office:value="330000">
            <text:p>330 000</text:p>
          </table:table-cell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Nettovarallisuus</text:p>
          </table:table-cell>
          <table:table-cell table:style-name="Normaali_20_2" table:number-columns-repeated="4"/>
          <table:table-cell table:style-name="ce32" office:value-type="float" office:value="169500">
            <text:p>169 500</text:p>
          </table:table-cell>
          <table:table-cell table:number-columns-repeated="249"/>
        </table:table-row>
        <table:table-row table:style-name="ro3">
          <table:table-cell table:style-name="Normaali_20_2" office:value-type="string">
            <text:p><text:s text:c="8"/></text:p>
          </table:table-cell>
          <table:table-cell table:style-name="Normaali_20_2" office:value-type="string">
            <text:p><text:s/>+ <text:s/>Palkoista <text:s text:c="24"/></text:p>
          </table:table-cell>
          <table:table-cell table:style-name="Normaali_20_2" office:value-type="float" office:value="30">
            <text:p>30</text:p>
          </table:table-cell>
          <table:table-cell table:style-name="Normaali_20_2" office:value-type="string">
            <text:p>%</text:p>
          </table:table-cell>
          <table:table-cell table:style-name="Normaali_20_2"/>
          <table:table-cell table:style-name="ce32" office:value-type="float" office:value="300000">
            <text:p>300 000</text:p>
          </table:table-cell>
          <table:table-cell table:style-name="ce37" office:value-type="float" office:value="90000">
            <text:p>90 000</text:p>
          </table:table-cell>
          <table:table-cell table:number-columns-repeated="249"/>
        </table:table-row>
        <table:table-row table:style-name="ro4">
          <table:table-cell table:style-name="Normaali_20_2" office:value-type="string">
            <text:p><text:s text:c="8"/></text:p>
          </table:table-cell>
          <table:table-cell table:style-name="Normaali_20_2" office:value-type="string">
            <text:p><text:s/>Pääomatulo-osuuden laskentaperuste <text:s text:c="6"/></text:p>
          </table:table-cell>
          <table:table-cell table:style-name="Normaali_20_2" table:number-columns-repeated="4"/>
          <table:table-cell table:style-name="ce40" office:value-type="float" office:value="259500">
            <text:p>259 500</text:p>
          </table:table-cell>
          <table:table-cell table:number-columns-repeated="249"/>
        </table:table-row>
        <table:table-row table:style-name="ro4">
          <table:table-cell table:style-name="Normaali_20_2" table:number-columns-repeated="8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b) Verotettava tulo</text:p>
          </table:table-cell>
          <table:table-cell table:style-name="Normaali_20_2" table:number-columns-repeated="4"/>
          <table:table-cell table:style-name="ce32" office:value-type="float" office:value="90000">
            <text:p>90 000</text:p>
          </table:table-cell>
          <table:table-cell table:style-name="Normaali_20_2" office:value-type="string">
            <text:p>, josta</text:p>
          </table:table-cell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/>
          <table:table-cell table:style-name="Normaali_20_2" office:value-type="string">
            <text:p>- pääomatuloa</text:p>
          </table:table-cell>
          <table:table-cell table:style-name="Normaali_20_2" office:value-type="float" office:value="20">
            <text:p>20</text:p>
          </table:table-cell>
          <table:table-cell table:style-name="Normaali_20_2" office:value-type="string">
            <text:p>%</text:p>
          </table:table-cell>
          <table:table-cell table:style-name="Normaali_20_2"/>
          <table:table-cell table:style-name="ce32" office:value-type="float" office:value="259500">
            <text:p>259 500</text:p>
          </table:table-cell>
          <table:table-cell table:style-name="ce32" office:value-type="float" office:value="51900">
            <text:p>51 900</text:p>
          </table:table-cell>
          <table:table-cell table:style-name="Normaali_20_2" office:value-type="string">
            <text:p>ja</text:p>
          </table:table-cell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- ansiotuloa loput</text:p>
          </table:table-cell>
          <table:table-cell table:style-name="Normaali_20_2" table:number-columns-repeated="4"/>
          <table:table-cell table:style-name="ce32" office:value-type="float" office:value="38100">
            <text:p>38 1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style-name="Normaali_20_2" table:number-columns-repeated="6"/>
          <table:table-cell table:style-name="ce32"/>
          <table:table-cell table:style-name="Normaali_20_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Tai verovelvollisen vaatimuksesta</text:p>
          </table:table-cell>
          <table:table-cell table:style-name="Normaali_20_2" table:number-columns-repeated="4"/>
          <table:table-cell table:style-name="ce32"/>
          <table:table-cell table:style-name="Normaali_20_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- pääomatuloa</text:p>
          </table:table-cell>
          <table:table-cell table:style-name="Normaali_20_2" office:value-type="float" office:value="10">
            <text:p>10</text:p>
          </table:table-cell>
          <table:table-cell table:style-name="Normaali_20_2" office:value-type="string">
            <text:p>%</text:p>
          </table:table-cell>
          <table:table-cell table:style-name="Normaali_20_2"/>
          <table:table-cell table:style-name="ce32" office:value-type="float" office:value="259500">
            <text:p>259 500</text:p>
          </table:table-cell>
          <table:table-cell table:style-name="ce32" office:value-type="float" office:value="25950">
            <text:p>25 95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- ansiotuloa loput</text:p>
          </table:table-cell>
          <table:table-cell table:style-name="Normaali_20_2" table:number-columns-repeated="4"/>
          <table:table-cell table:style-name="ce32" office:value-type="float" office:value="64050">
            <text:p>64 05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style-name="Normaali_20_2" table:number-columns-repeated="6"/>
          <table:table-cell table:style-name="ce32"/>
          <table:table-cell table:style-name="Normaali_20_2"/>
          <table:table-cell table:number-columns-repeated="248"/>
        </table:table-row>
        <table:table-row table:style-name="ro3">
          <table:table-cell table:style-name="Normaali_20_2"/>
          <table:table-cell table:style-name="ce33" office:value-type="string">
            <text:p>Tai verovelvollisen vaatimuksesta koko elinkeinotoiminnan</text:p>
          </table:table-cell>
          <table:table-cell table:style-name="Normaali_20_2" table:number-columns-repeated="4"/>
          <table:table-cell table:style-name="ce32"/>
          <table:table-cell table:style-name="Normaali_20_2"/>
          <table:table-cell table:number-columns-repeated="248"/>
        </table:table-row>
        <table:table-row table:style-name="ro3">
          <table:table-cell table:style-name="Normaali_20_2"/>
          <table:table-cell table:style-name="ce33" office:value-type="string">
            <text:p>tulo verotetaan ansiotulona</text:p>
          </table:table-cell>
          <table:table-cell table:style-name="Normaali_20_2" table:number-columns-repeated="4"/>
          <table:table-cell table:style-name="ce32" office:value-type="float" office:value="90000">
            <text:p>90 000</text:p>
          </table:table-cell>
          <table:table-cell table:style-name="Normaali_20_2"/>
          <table:table-cell table:number-columns-repeated="248"/>
        </table:table-row>
        <table:table-row table:style-name="ro3" table:number-rows-repeated="2">
          <table:table-cell table:style-name="Normaali_20_2" table:number-columns-repeated="6"/>
          <table:table-cell table:style-name="ce32"/>
          <table:table-cell table:style-name="Normaali_20_2"/>
          <table:table-cell table:number-columns-repeated="248"/>
        </table:table-row>
        <table:table-row table:style-name="ro3">
          <table:table-cell table:style-name="ce26" office:value-type="float" office:value="9">
            <text:p>9</text:p>
          </table:table-cell>
          <table:table-cell table:style-name="ce25" office:value-type="string">
            <text:p>Marja Mäkinen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Normaali_20_2" office:value-type="string">
            <text:p>Verotettava tulo </text:p>
          </table:table-cell>
          <table:table-cell table:style-name="Normaali_20_2" table:number-columns-repeated="4"/>
          <table:table-cell table:style-name="ce32" office:value-type="float" office:value="40000">
            <text:p>40 0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Normaali_20_2" office:value-type="string">
            <text:p>a) Pääomatulo-osuuden laskentaperuste: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/>
          <table:table-cell table:style-name="Normaali_20_2"/>
          <table:table-cell table:style-name="Normaali_20_2" office:value-type="string">
            <text:p>Varat</text:p>
          </table:table-cell>
          <table:table-cell table:style-name="Normaali_20_2" table:number-columns-repeated="3"/>
          <table:table-cell table:style-name="ce32" office:value-type="float" office:value="130000">
            <text:p>130 000</text:p>
          </table:table-cell>
          <table:table-cell table:style-name="Normaali_20_2"/>
          <table:table-cell table:number-columns-repeated="248"/>
        </table:table-row>
        <table:table-row table:style-name="ro3">
          <table:table-cell/>
          <table:table-cell table:style-name="Normaali_20_2"/>
          <table:table-cell table:style-name="Normaali_20_2" office:value-type="string">
            <text:p>Velat</text:p>
          </table:table-cell>
          <table:table-cell table:style-name="Normaali_20_2" office:value-type="string">
            <text:p><text:s/></text:p>
          </table:table-cell>
          <table:table-cell table:style-name="Normaali_20_2" table:number-columns-repeated="2"/>
          <table:table-cell table:style-name="ce37" office:value-type="float" office:value="70000">
            <text:p>70 000</text:p>
          </table:table-cell>
          <table:table-cell table:style-name="Normaali_20_2"/>
          <table:table-cell table:number-columns-repeated="248"/>
        </table:table-row>
        <table:table-row table:style-name="ro3">
          <table:table-cell/>
          <table:table-cell table:style-name="Normaali_20_2"/>
          <table:table-cell table:style-name="Normaali_20_2" office:value-type="string">
            <text:p>Nettovarallisuus <text:s text:c="10"/></text:p>
          </table:table-cell>
          <table:table-cell table:style-name="Normaali_20_2" table:number-columns-repeated="3"/>
          <table:table-cell table:style-name="ce32" office:value-type="float" office:value="60000">
            <text:p>60 000</text:p>
          </table:table-cell>
          <table:table-cell table:style-name="Normaali_20_2"/>
          <table:table-cell table:number-columns-repeated="248"/>
        </table:table-row>
        <table:table-row table:style-name="ro3">
          <table:table-cell/>
          <table:table-cell table:style-name="Normaali_20_2"/>
          <table:table-cell table:style-name="Normaali_20_2" office:value-type="string">
            <text:p>Palkoista </text:p>
          </table:table-cell>
          <table:table-cell table:style-name="ce32" office:value-type="float" office:value="160000">
            <text:p>160 000</text:p>
          </table:table-cell>
          <table:table-cell table:style-name="Normaali_20_2" office:value-type="float" office:value="30">
            <text:p>30</text:p>
          </table:table-cell>
          <table:table-cell table:style-name="ce32" office:value-type="string">
            <text:p>%</text:p>
          </table:table-cell>
          <table:table-cell table:style-name="ce37" office:value-type="float" office:value="48000">
            <text:p>48 000</text:p>
          </table:table-cell>
          <table:table-cell table:style-name="Normaali_20_2"/>
          <table:table-cell table:number-columns-repeated="248"/>
        </table:table-row>
        <table:table-row table:style-name="ro3">
          <table:table-cell/>
          <table:table-cell table:style-name="Normaali_20_2"/>
          <table:table-cell table:style-name="Normaali_20_2" office:value-type="string">
            <text:p>Pääomatulo-osuuden laskentaperuste <text:s/></text:p>
          </table:table-cell>
          <table:table-cell table:style-name="Normaali_20_2" table:number-columns-repeated="3"/>
          <table:table-cell table:style-name="ce32" office:value-type="float" office:value="108000">
            <text:p>108 0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Normaali_20_2" office:value-type="string">
            <text:p>Pääomatuloksi vähintään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/>
          <table:table-cell table:style-name="Normaali_20_2" office:value-type="string">
            <text:p><text:s text:c="7"/></text:p>
          </table:table-cell>
          <table:table-cell table:style-name="Normaali_20_2" office:value-type="float" office:value="20">
            <text:p>20</text:p>
          </table:table-cell>
          <table:table-cell table:style-name="Normaali_20_2" office:value-type="string">
            <text:p>%</text:p>
          </table:table-cell>
          <table:table-cell table:style-name="ce32" office:value-type="float" office:value="108000">
            <text:p>108 000</text:p>
          </table:table-cell>
          <table:table-cell table:style-name="Normaali_20_2" office:value-type="string">
            <text:p>eurosta</text:p>
          </table:table-cell>
          <table:table-cell table:style-name="ce32" office:value-type="float" office:value="21600">
            <text:p>21 600</text:p>
          </table:table-cell>
          <table:table-cell table:style-name="Normaali_20_2" office:value-type="string">
            <text:p>tai</text:p>
          </table:table-cell>
          <table:table-cell table:number-columns-repeated="248"/>
        </table:table-row>
        <table:table-row table:style-name="ro3">
          <table:table-cell/>
          <table:table-cell table:style-name="Normaali_20_2" office:value-type="string">
            <text:p><text:s/></text:p>
          </table:table-cell>
          <table:table-cell table:style-name="Normaali_20_2" office:value-type="float" office:value="10">
            <text:p>10</text:p>
          </table:table-cell>
          <table:table-cell table:style-name="Normaali_20_2" office:value-type="string">
            <text:p>%</text:p>
          </table:table-cell>
          <table:table-cell table:style-name="ce32" office:value-type="float" office:value="108000">
            <text:p>108 000</text:p>
          </table:table-cell>
          <table:table-cell table:style-name="Normaali_20_2" office:value-type="string">
            <text:p>eurosta</text:p>
          </table:table-cell>
          <table:table-cell table:style-name="ce32" office:value-type="float" office:value="10800">
            <text:p>10 8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Normaali_20_2" office:value-type="string">
            <text:p>jos luovutusvoitot </text:p>
          </table:table-cell>
          <table:table-cell table:style-name="Normaali_20_2"/>
          <table:table-cell table:style-name="ce32" office:value-type="float" office:value="24000">
            <text:p>24 000</text:p>
          </table:table-cell>
          <table:table-cell table:style-name="Normaali_20_2" table:number-columns-repeated="4"/>
          <table:table-cell table:number-columns-repeated="248"/>
        </table:table-row>
        <table:table-row table:style-name="ro3">
          <table:table-cell/>
          <table:table-cell table:style-name="Normaali_20_2"/>
          <table:table-cell table:style-name="Normaali_20_2" office:value-type="string">
            <text:p>- pääomatuloa</text:p>
          </table:table-cell>
          <table:table-cell table:style-name="Normaali_20_2"/>
          <table:table-cell table:style-name="ce34" office:value-type="string">
            <text:p>(koko kom.luovutusvoitto) </text:p>
          </table:table-cell>
          <table:table-cell table:style-name="Normaali_20_2"/>
          <table:table-cell table:style-name="ce32" office:value-type="float" office:value="24000">
            <text:p>24 000</text:p>
          </table:table-cell>
          <table:table-cell table:style-name="Normaali_20_2"/>
          <table:table-cell table:number-columns-repeated="248"/>
        </table:table-row>
        <table:table-row table:style-name="ro3">
          <table:table-cell/>
          <table:table-cell table:style-name="Normaali_20_2"/>
          <table:table-cell table:style-name="Normaali_20_2" office:value-type="string">
            <text:p>- ansiotuloa</text:p>
          </table:table-cell>
          <table:table-cell table:style-name="Normaali_20_2"/>
          <table:table-cell table:style-name="ce34" office:value-type="string">
            <text:p>(40000-24000=)</text:p>
          </table:table-cell>
          <table:table-cell table:style-name="Normaali_20_2"/>
          <table:table-cell table:style-name="ce37" office:value-type="float" office:value="16000">
            <text:p>16 0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style-name="Normaali_20_2" table:number-columns-repeated="6"/>
          <table:table-cell table:style-name="ce32" office:value-type="float" office:value="40000">
            <text:p>40 000</text:p>
          </table:table-cell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/>
          <table:table-cell table:style-name="Normaali_20_2" office:value-type="string">
            <text:p>b) jos luovutusvoitot </text:p>
          </table:table-cell>
          <table:table-cell table:style-name="Normaali_20_2"/>
          <table:table-cell table:style-name="ce32" office:value-type="float" office:value="4800">
            <text:p>4 800</text:p>
          </table:table-cell>
          <table:table-cell table:style-name="Normaali_20_2" table:number-columns-repeated="3"/>
          <table:table-cell table:number-columns-repeated="249"/>
        </table:table-row>
        <table:table-row table:style-name="ro3">
          <table:table-cell table:style-name="Normaali_20_2" table:number-columns-repeated="2"/>
          <table:table-cell table:style-name="Normaali_20_2" office:value-type="string">
            <text:p>- pääomatuloa</text:p>
          </table:table-cell>
          <table:table-cell table:style-name="Normaali_20_2" table:number-columns-repeated="3"/>
          <table:table-cell table:style-name="ce32" table:formula="of:=SUM([.G149])" office:value-type="float" office:value="21600">
            <text:p>21 600</text:p>
          </table:table-cell>
          <table:table-cell table:number-columns-repeated="249"/>
        </table:table-row>
        <table:table-row table:style-name="ro3">
          <table:table-cell table:style-name="Normaali_20_2" table:number-columns-repeated="2"/>
          <table:table-cell table:style-name="Normaali_20_2" office:value-type="string">
            <text:p>- ansiotuloa</text:p>
          </table:table-cell>
          <table:table-cell table:style-name="Normaali_20_2"/>
          <table:table-cell table:style-name="ce34" office:value-type="string">
            <text:p>(40000-21600=)</text:p>
          </table:table-cell>
          <table:table-cell table:style-name="Normaali_20_2"/>
          <table:table-cell table:style-name="ce37" office:value-type="float" office:value="18400">
            <text:p>18 400</text:p>
          </table:table-cell>
          <table:table-cell table:number-columns-repeated="249"/>
        </table:table-row>
        <table:table-row table:style-name="ro3">
          <table:table-cell table:style-name="Normaali_20_2" table:number-columns-repeated="6"/>
          <table:table-cell table:style-name="ce32" office:value-type="float" office:value="40000">
            <text:p>40 000</text:p>
          </table:table-cell>
          <table:table-cell table:number-columns-repeated="249"/>
        </table:table-row>
        <table:table-row table:style-name="ro3">
          <table:table-cell table:style-name="Normaali_20_2" table:number-columns-repeated="2"/>
          <table:table-cell table:style-name="Normaali_20_2" office:value-type="string">
            <text:p>tai 10 %:n mukaan</text:p>
          </table:table-cell>
          <table:table-cell table:style-name="Normaali_20_2" table:number-columns-repeated="4"/>
          <table:table-cell table:number-columns-repeated="249"/>
        </table:table-row>
        <table:table-row table:style-name="ro3">
          <table:table-cell table:style-name="Normaali_20_2" table:number-columns-repeated="2"/>
          <table:table-cell table:style-name="Normaali_20_2" office:value-type="string">
            <text:p>- pääomatuloa</text:p>
          </table:table-cell>
          <table:table-cell table:style-name="Normaali_20_2"/>
          <table:table-cell/>
          <table:table-cell table:style-name="Normaali_20_2"/>
          <table:table-cell table:style-name="ce32" table:formula="of:=SUM([.G150])" office:value-type="float" office:value="10800">
            <text:p>10 800</text:p>
          </table:table-cell>
          <table:table-cell table:number-columns-repeated="249"/>
        </table:table-row>
        <table:table-row table:style-name="ro3">
          <table:table-cell table:style-name="Normaali_20_2" table:number-columns-repeated="2"/>
          <table:table-cell table:style-name="Normaali_20_2" office:value-type="string">
            <text:p>- ansiotuloa</text:p>
          </table:table-cell>
          <table:table-cell table:style-name="Normaali_20_2"/>
          <table:table-cell table:style-name="ce34" office:value-type="string">
            <text:p>(40000-10800=)</text:p>
          </table:table-cell>
          <table:table-cell table:style-name="Normaali_20_2"/>
          <table:table-cell table:style-name="ce37" office:value-type="float" office:value="29200">
            <text:p>29 200</text:p>
          </table:table-cell>
          <table:table-cell table:number-columns-repeated="249"/>
        </table:table-row>
        <table:table-row table:style-name="ro3">
          <table:table-cell table:style-name="Normaali_20_2" table:number-columns-repeated="6"/>
          <table:table-cell table:style-name="ce41" office:value-type="float" office:value="40000">
            <text:p>40 000</text:p>
          </table:table-cell>
          <table:table-cell table:number-columns-repeated="249"/>
        </table:table-row>
        <table:table-row table:style-name="ro3">
          <table:table-cell table:style-name="Normaali_20_2" table:number-columns-repeated="6"/>
          <table:table-cell table:style-name="ce41"/>
          <table:table-cell table:number-columns-repeated="249"/>
        </table:table-row>
        <table:table-row table:style-name="ro3">
          <table:table-cell table:style-name="Normaali_20_2" table:number-columns-repeated="2"/>
          <table:table-cell table:style-name="ce33" office:value-type="string">
            <text:p>tai pääomatuloksi </text:p>
          </table:table-cell>
          <table:table-cell table:style-name="Normaali_20_2" table:number-columns-repeated="3"/>
          <table:table-cell table:style-name="ce41" office:value-type="float" office:value="4800">
            <text:p>4 800</text:p>
          </table:table-cell>
          <table:table-cell table:number-columns-repeated="249"/>
        </table:table-row>
        <table:table-row table:style-name="ro3">
          <table:table-cell table:style-name="Normaali_20_2" table:number-columns-repeated="2"/>
          <table:table-cell table:style-name="ce33" office:value-type="string">
            <text:p>ansiotuloksi </text:p>
          </table:table-cell>
          <table:table-cell table:style-name="Normaali_20_2" table:number-columns-repeated="3"/>
          <table:table-cell table:style-name="ce37" office:value-type="float" office:value="35200">
            <text:p>35 200</text:p>
          </table:table-cell>
          <table:table-cell table:number-columns-repeated="249"/>
        </table:table-row>
        <table:table-row table:style-name="ro3">
          <table:table-cell table:style-name="Normaali_20_2"/>
          <table:table-cell/>
          <table:table-cell table:style-name="ce34" office:value-type="string">
            <text:p>Tämä jos verovelvollisen vaatimuksesta koko </text:p>
          </table:table-cell>
          <table:table-cell table:style-name="Normaali_20_2" table:number-columns-repeated="3"/>
          <table:table-cell table:style-name="ce42" office:value-type="float" office:value="40000">
            <text:p>40 000</text:p>
          </table:table-cell>
          <table:table-cell table:number-columns-repeated="249"/>
        </table:table-row>
        <table:table-row table:style-name="ro3">
          <table:table-cell table:style-name="Normaali_20_2"/>
          <table:table-cell/>
          <table:table-cell table:style-name="ce34" office:value-type="string">
            <text:p>elinkeinotoiminnan 'tulo verotetaan ansiotulona</text:p>
          </table:table-cell>
          <table:table-cell table:style-name="Normaali_20_2" table:number-columns-repeated="3"/>
          <table:table-cell table:style-name="ce32"/>
          <table:table-cell table:number-columns-repeated="249"/>
        </table:table-row>
        <table:table-row table:style-name="ro3" table:number-rows-repeated="2">
          <table:table-cell table:style-name="Normaali_20_2"/>
          <table:table-cell table:style-name="ce33"/>
          <table:table-cell table:style-name="Normaali_20_2" table:number-columns-repeated="4"/>
          <table:table-cell table:style-name="ce32"/>
          <table:table-cell table:number-columns-repeated="249"/>
        </table:table-row>
        <table:table-row table:style-name="ro3">
          <table:table-cell table:style-name="ce29" office:value-type="float" office:value="10">
            <text:p>10</text:p>
          </table:table-cell>
          <table:table-cell table:style-name="ce25" office:value-type="string">
            <text:p>Petri Perälä</text:p>
          </table:table-cell>
          <table:table-cell table:style-name="Normaali_20_2" table:number-columns-repeated="5"/>
          <table:table-cell table:number-columns-repeated="249"/>
        </table:table-row>
        <table:table-row table:style-name="ro3">
          <table:table-cell/>
          <table:table-cell table:style-name="Normaali_20_2" table:number-columns-repeated="5"/>
          <table:table-cell table:style-name="ce32"/>
          <table:table-cell table:number-columns-repeated="249"/>
        </table:table-row>
        <table:table-row table:style-name="ro3">
          <table:table-cell/>
          <table:table-cell table:style-name="Normaali_20_2" office:value-type="string">
            <text:p>Yrityksen nettovarallisuus</text:p>
          </table:table-cell>
          <table:table-cell table:style-name="Normaali_20_2" table:number-columns-repeated="4"/>
          <table:table-cell table:style-name="ce32" office:value-type="float" office:value="50000">
            <text:p>50 000</text:p>
          </table:table-cell>
          <table:table-cell table:number-columns-repeated="249"/>
        </table:table-row>
        <table:table-row table:style-name="ro3">
          <table:table-cell/>
          <table:table-cell table:style-name="Normaali_20_2" office:value-type="string">
            <text:p>Palkoista 30 %</text:p>
          </table:table-cell>
          <table:table-cell table:style-name="Normaali_20_2" table:number-columns-repeated="4"/>
          <table:table-cell table:style-name="ce37" office:value-type="float" office:value="21000">
            <text:p>21 000</text:p>
          </table:table-cell>
          <table:table-cell table:number-columns-repeated="249"/>
        </table:table-row>
        <table:table-row table:style-name="ro3">
          <table:table-cell/>
          <table:table-cell table:style-name="Normaali_20_2" office:value-type="string">
            <text:p>Pääomatulo-osuuden laskentaperuste</text:p>
          </table:table-cell>
          <table:table-cell table:style-name="Normaali_20_2" table:number-columns-repeated="4"/>
          <table:table-cell table:style-name="ce32" office:value-type="float" office:value="71000">
            <text:p>71 000</text:p>
          </table:table-cell>
          <table:table-cell table:number-columns-repeated="249"/>
        </table:table-row>
        <table:table-row table:style-name="ro3">
          <table:table-cell/>
          <table:table-cell table:style-name="Normaali_20_2" table:number-columns-repeated="5"/>
          <table:table-cell table:style-name="ce32"/>
          <table:table-cell table:number-columns-repeated="249"/>
        </table:table-row>
        <table:table-row table:style-name="ro3">
          <table:table-cell/>
          <table:table-cell table:style-name="Normaali_20_2" office:value-type="string">
            <text:p>Yritystulosta luetaan <text:s/></text:p>
          </table:table-cell>
          <table:table-cell table:style-name="Normaali_20_2" table:number-columns-repeated="4"/>
          <table:table-cell table:style-name="ce32"/>
          <table:table-cell table:number-columns-repeated="249"/>
        </table:table-row>
        <table:table-row table:style-name="ro3">
          <table:table-cell/>
          <table:table-cell table:style-name="Normaali_20_2" office:value-type="string">
            <text:p><text:s text:c="3"/>pääomatuloksi 15/12 x 20 % 71 000 eurosta</text:p>
          </table:table-cell>
          <table:table-cell table:style-name="Normaali_20_2" table:number-columns-repeated="4"/>
          <table:table-cell table:style-name="ce32" office:value-type="float" office:value="17750">
            <text:p>17 750</text:p>
          </table:table-cell>
          <table:table-cell table:number-columns-repeated="249"/>
        </table:table-row>
        <table:table-row table:style-name="ro3">
          <table:table-cell/>
          <table:table-cell table:style-name="Normaali_20_2" office:value-type="string">
            <text:p><text:s text:c="3"/>ansiotuloksi loput</text:p>
          </table:table-cell>
          <table:table-cell table:style-name="Normaali_20_2" table:number-columns-repeated="4"/>
          <table:table-cell table:style-name="ce37" office:value-type="float" office:value="14250">
            <text:p>14 250</text:p>
          </table:table-cell>
          <table:table-cell table:number-columns-repeated="249"/>
        </table:table-row>
        <table:table-row table:style-name="ro3">
          <table:table-cell/>
          <table:table-cell table:style-name="Normaali_20_2" office:value-type="string">
            <text:p><text:s text:c="3"/>Yhteensä</text:p>
          </table:table-cell>
          <table:table-cell table:style-name="Normaali_20_2" table:number-columns-repeated="4"/>
          <table:table-cell table:style-name="ce32" office:value-type="float" office:value="32000">
            <text:p>32 000</text:p>
          </table:table-cell>
          <table:table-cell table:number-columns-repeated="249"/>
        </table:table-row>
        <table:table-row table:style-name="ro3" table:number-rows-repeated="104839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11-16" table:style-name="ta3" table:print="false">
        <table:table-column table:style-name="co9" table:number-columns-repeated="256" table:default-cell-style-name="Default"/>
        <table:table-row table:style-name="ro3" table:number-rows-repeated="2">
          <table:table-cell table:style-name="ce25"/>
          <table:table-cell table:style-name="Normaali_20_2"/>
          <table:table-cell table:number-columns-repeated="254"/>
        </table:table-row>
        <table:table-row table:style-name="ro3">
          <table:table-cell table:style-name="ce29" office:value-type="float" office:value="11">
            <text:p>11</text:p>
          </table:table-cell>
          <table:table-cell table:style-name="ce25" office:value-type="string">
            <text:p>Koskelan Kaluste Ky</text:p>
          </table:table-cell>
          <table:table-cell table:number-columns-repeated="254"/>
        </table:table-row>
        <table:table-row table:style-name="ro3">
          <table:table-cell table:style-name="ce25"/>
          <table:table-cell table:style-name="Normaali_20_2"/>
          <table:table-cell table:number-columns-repeated="254"/>
        </table:table-row>
        <table:table-row table:style-name="ro3">
          <table:table-cell table:style-name="ce25"/>
          <table:table-cell table:style-name="Normaali_20_2" office:value-type="string">
            <text:p>Kommandiittiyhtiön osakkaiden tulo-osuudesta (2 000 euroa) tulisi vähentää osingon <text:s/></text:p>
          </table:table-cell>
          <table:table-cell table:number-columns-repeated="254"/>
        </table:table-row>
        <table:table-row table:style-name="ro3">
          <table:table-cell table:style-name="ce25"/>
          <table:table-cell table:style-name="Normaali_20_2" office:value-type="string">
            <text:p>verovapaa osa eli 3 000 euroa.</text:p>
          </table:table-cell>
          <table:table-cell table:number-columns-repeated="254"/>
        </table:table-row>
        <table:table-row table:style-name="ro3">
          <table:table-cell table:style-name="ce25"/>
          <table:table-cell table:style-name="Normaali_20_2" office:value-type="string">
            <text:p>Koska tulo-osuus ei riitä vähennyksen tekemiseen, vähentämättä jäänyt osuus eli <text:s/></text:p>
          </table:table-cell>
          <table:table-cell table:number-columns-repeated="254"/>
        </table:table-row>
        <table:table-row table:style-name="ro3">
          <table:table-cell table:style-name="ce25"/>
          <table:table-cell table:style-name="Normaali_20_2" office:value-type="string">
            <text:p>1000 euroa vähennetään saman tulolähteen tulo-osuudesta seuraavan kymmenen</text:p>
          </table:table-cell>
          <table:table-cell table:number-columns-repeated="254"/>
        </table:table-row>
        <table:table-row table:style-name="ro3">
          <table:table-cell table:style-name="ce25"/>
          <table:table-cell table:style-name="Normaali_20_2" office:value-type="string">
            <text:p>vuoden aikana.</text:p>
          </table:table-cell>
          <table:table-cell table:number-columns-repeated="254"/>
        </table:table-row>
        <table:table-row table:style-name="ro3">
          <table:table-cell table:style-name="ce25"/>
          <table:table-cell table:style-name="Normaali_20_2"/>
          <table:table-cell table:number-columns-repeated="254"/>
        </table:table-row>
        <table:table-row table:style-name="ro3">
          <table:table-cell table:style-name="ce25"/>
          <table:table-cell table:style-name="Normaali_20_2" office:value-type="string">
            <text:p>Jos osingot kuuluisivat yhtymän henkilökohtaisten tulojen tulolähteeseen, osinko </text:p>
          </table:table-cell>
          <table:table-cell table:number-columns-repeated="254"/>
        </table:table-row>
        <table:table-row table:style-name="ro3">
          <table:table-cell table:style-name="ce25"/>
          <table:table-cell table:style-name="Normaali_20_2" office:value-type="string">
            <text:p>jaettaisiin osakkaiden tuloina verotettavaksi TVL:n sääntöjen mukaan.</text:p>
          </table:table-cell>
          <table:table-cell table:number-columns-repeated="254"/>
        </table:table-row>
        <table:table-row table:style-name="ro3">
          <table:table-cell table:style-name="ce25"/>
          <table:table-cell table:style-name="Normaali_20_2"/>
          <table:table-cell table:number-columns-repeated="254"/>
        </table:table-row>
        <table:table-row table:style-name="ro3">
          <table:table-cell table:style-name="ce26" office:value-type="float" office:value="12">
            <text:p>12</text:p>
          </table:table-cell>
          <table:table-cell table:style-name="ce25" office:value-type="string">
            <text:p>Kiuru &amp; Leivo</text:p>
          </table:table-cell>
          <table:table-cell table:style-name="Normaali_20_2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 office:value-type="string">
            <text:p><text:s text:c="9"/></text:p>
          </table:table-cell>
          <table:table-cell table:style-name="Normaali_20_2" office:value-type="string">
            <text:p>a) <text:s/>Pääomatulo-osuuden laskentaperuste </text:p>
          </table:table-cell>
          <table:table-cell table:style-name="Normaali_20_2" table:number-columns-repeated="2"/>
          <table:table-cell table:style-name="ce32" office:value-type="float" office:value="50000">
            <text:p>50 000</text:p>
          </table:table-cell>
          <table:table-cell table:style-name="Normaali_20_2" office:value-type="string">
            <text:p>, verotettava tulo</text:p>
          </table:table-cell>
          <table:table-cell table:style-name="Normaali_20_2"/>
          <table:table-cell table:style-name="ce32" office:value-type="float" office:value="65000">
            <text:p>65 000</text:p>
          </table:table-cell>
          <table:table-cell table:style-name="Normaali_20_2"/>
          <table:table-cell table:number-columns-repeated="247"/>
        </table:table-row>
        <table:table-row table:style-name="ro3">
          <table:table-cell table:style-name="Normaali_20_2" table:number-columns-repeated="2"/>
          <table:table-cell table:style-name="Normaali_20_2" office:value-type="string">
            <text:p>Kiurun osuus</text:p>
          </table:table-cell>
          <table:table-cell table:style-name="Normaali_20_2" table:number-columns-repeated="2"/>
          <table:table-cell table:style-name="Normaali_20_2" office:value-type="float" office:value="60">
            <text:p>60</text:p>
          </table:table-cell>
          <table:table-cell table:style-name="Normaali_20_2" office:value-type="string">
            <text:p>%</text:p>
          </table:table-cell>
          <table:table-cell table:style-name="Normaali_20_2"/>
          <table:table-cell table:style-name="ce32"/>
          <table:table-cell table:number-columns-repeated="247"/>
        </table:table-row>
        <table:table-row table:style-name="ro3">
          <table:table-cell table:style-name="Normaali_20_2" table:number-columns-repeated="2"/>
          <table:table-cell table:style-name="Normaali_20_2" office:value-type="string">
            <text:p>Leinon osuus</text:p>
          </table:table-cell>
          <table:table-cell table:style-name="Normaali_20_2" table:number-columns-repeated="2"/>
          <table:table-cell table:style-name="ce32" office:value-type="float" office:value="40">
            <text:p>40</text:p>
          </table:table-cell>
          <table:table-cell table:style-name="Normaali_20_2" office:value-type="string">
            <text:p>%</text:p>
          </table:table-cell>
          <table:table-cell table:style-name="Normaali_20_2"/>
          <table:table-cell table:style-name="ce32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 office:value-type="string">
            <text:p><text:s text:c="43"/></text:p>
          </table:table-cell>
          <table:table-cell table:style-name="Normaali_20_2" table:number-columns-repeated="2"/>
          <table:table-cell table:style-name="ce27" office:value-type="string">
            <text:p><text:s text:c="5"/>Yhteensä</text:p>
          </table:table-cell>
          <table:table-cell table:style-name="Normaali_20_2" office:value-type="string">
            <text:p><text:s text:c="5"/>Kiuru <text:s text:c="7"/>Leivo</text:p>
          </table:table-cell>
          <table:table-cell table:style-name="Normaali_20_2" table:number-columns-repeated="4"/>
          <table:table-cell table:number-columns-repeated="247"/>
        </table:table-row>
        <table:table-row table:style-name="ro3">
          <table:table-cell table:style-name="Normaali_20_2"/>
          <table:table-cell table:style-name="Normaali_20_2" office:value-type="string">
            <text:p>Verotettava tulo <text:s/></text:p>
          </table:table-cell>
          <table:table-cell table:style-name="Normaali_20_2"/>
          <table:table-cell table:style-name="ce32" office:value-type="float" office:value="65000">
            <text:p>65 000</text:p>
          </table:table-cell>
          <table:table-cell table:style-name="ce32" office:value-type="float" office:value="39000">
            <text:p>39 000</text:p>
          </table:table-cell>
          <table:table-cell table:style-name="ce32" office:value-type="float" office:value="26000">
            <text:p>26 000</text:p>
          </table:table-cell>
          <table:table-cell table:style-name="Normaali_20_2" table:number-columns-repeated="3"/>
          <table:table-cell table:number-columns-repeated="247"/>
        </table:table-row>
        <table:table-row table:style-name="ro3">
          <table:table-cell table:style-name="Normaali_20_2"/>
          <table:table-cell table:style-name="Normaali_20_2" office:value-type="string">
            <text:p>Pääomatulo </text:p>
          </table:table-cell>
          <table:table-cell table:style-name="Normaali_20_2"/>
          <table:table-cell table:style-name="ce37" office:value-type="float" office:value="10000">
            <text:p>10 000</text:p>
          </table:table-cell>
          <table:table-cell table:style-name="ce37" office:value-type="float" office:value="6000">
            <text:p>6 000</text:p>
          </table:table-cell>
          <table:table-cell table:style-name="ce37" office:value-type="float" office:value="4000">
            <text:p>4 000</text:p>
          </table:table-cell>
          <table:table-cell table:style-name="Normaali_20_2" table:number-columns-repeated="3"/>
          <table:table-cell table:number-columns-repeated="247"/>
        </table:table-row>
        <table:table-row table:style-name="ro3">
          <table:table-cell table:style-name="Normaali_20_2"/>
          <table:table-cell table:style-name="Normaali_20_2" office:value-type="string">
            <text:p>Ansiotuloa loput </text:p>
          </table:table-cell>
          <table:table-cell table:style-name="Normaali_20_2" office:value-type="string">
            <text:p><text:s text:c="2"/></text:p>
          </table:table-cell>
          <table:table-cell table:style-name="ce32" office:value-type="float" office:value="55000">
            <text:p>55 000</text:p>
          </table:table-cell>
          <table:table-cell table:style-name="ce32" office:value-type="float" office:value="33000">
            <text:p>33 000</text:p>
          </table:table-cell>
          <table:table-cell table:style-name="ce32" office:value-type="float" office:value="22000">
            <text:p>22 000</text:p>
          </table:table-cell>
          <table:table-cell table:style-name="Normaali_20_2" table:number-columns-repeated="3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/>
          <table:table-cell table:style-name="Normaali_20_2" office:value-type="string">
            <text:p>Kiurulle:</text:p>
          </table:table-cell>
          <table:table-cell table:style-name="Normaali_20_2" table:number-columns-repeated="7"/>
          <table:table-cell table:number-columns-repeated="247"/>
        </table:table-row>
        <table:table-row table:style-name="ro3">
          <table:table-cell table:style-name="Normaali_20_2"/>
          <table:table-cell table:style-name="Normaali_20_2" office:value-type="string">
            <text:p>- pääomatuloa</text:p>
          </table:table-cell>
          <table:table-cell table:style-name="Normaali_20_2" table:number-columns-repeated="3"/>
          <table:table-cell table:style-name="ce32" office:value-type="float" office:value="6000">
            <text:p>6 000</text:p>
          </table:table-cell>
          <table:table-cell table:style-name="Normaali_20_2" table:number-columns-repeated="3"/>
          <table:table-cell table:number-columns-repeated="247"/>
        </table:table-row>
        <table:table-row table:style-name="ro3">
          <table:table-cell table:style-name="Normaali_20_2"/>
          <table:table-cell table:style-name="Normaali_20_2" office:value-type="string">
            <text:p>- ansiotuloa</text:p>
          </table:table-cell>
          <table:table-cell table:style-name="Normaali_20_2" table:number-columns-repeated="3"/>
          <table:table-cell table:style-name="ce32" office:value-type="float" office:value="33000">
            <text:p>33 000</text:p>
          </table:table-cell>
          <table:table-cell table:style-name="Normaali_20_2" table:number-columns-repeated="3"/>
          <table:table-cell table:number-columns-repeated="247"/>
        </table:table-row>
        <table:table-row table:style-name="ro3">
          <table:table-cell table:style-name="Normaali_20_2"/>
          <table:table-cell table:style-name="Normaali_20_2" office:value-type="string">
            <text:p><text:s text:c="3"/></text:p>
          </table:table-cell>
          <table:table-cell table:style-name="Normaali_20_2" table:number-columns-repeated="7"/>
          <table:table-cell table:number-columns-repeated="247"/>
        </table:table-row>
        <table:table-row table:style-name="ro3">
          <table:table-cell table:style-name="Normaali_20_2"/>
          <table:table-cell table:style-name="Normaali_20_2" office:value-type="string">
            <text:p>Leivolle:</text:p>
          </table:table-cell>
          <table:table-cell table:style-name="Normaali_20_2" table:number-columns-repeated="7"/>
          <table:table-cell table:number-columns-repeated="247"/>
        </table:table-row>
        <table:table-row table:style-name="ro3">
          <table:table-cell table:style-name="Normaali_20_2"/>
          <table:table-cell table:style-name="Normaali_20_2" office:value-type="string">
            <text:p>- pääomatuloa</text:p>
          </table:table-cell>
          <table:table-cell table:style-name="Normaali_20_2" table:number-columns-repeated="3"/>
          <table:table-cell table:style-name="ce32" office:value-type="float" office:value="4000">
            <text:p>4 000</text:p>
          </table:table-cell>
          <table:table-cell table:style-name="Normaali_20_2" table:number-columns-repeated="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- ansiotuloa</text:p>
          </table:table-cell>
          <table:table-cell table:style-name="Normaali_20_2" table:number-columns-repeated="3"/>
          <table:table-cell table:style-name="ce32" office:value-type="float" office:value="22000">
            <text:p>22 000</text:p>
          </table:table-cell>
          <table:table-cell table:style-name="Normaali_20_2" table:number-columns-repeated="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<text:s/>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Normaali_20_2" office:value-type="string">
            <text:p><text:s text:c="9"/></text:p>
          </table:table-cell>
          <table:table-cell table:style-name="Normaali_20_2" office:value-type="string">
            <text:p>b) <text:s/>Pääomatulo-osuuden laskentaperuste </text:p>
          </table:table-cell>
          <table:table-cell table:style-name="Normaali_20_2" table:number-columns-repeated="2"/>
          <table:table-cell table:style-name="ce32" office:value-type="float" office:value="50000">
            <text:p>50 000</text:p>
          </table:table-cell>
          <table:table-cell table:style-name="Normaali_20_2" office:value-type="string">
            <text:p>, verotettava tulo</text:p>
          </table:table-cell>
          <table:table-cell table:style-name="Normaali_20_2"/>
          <table:table-cell table:style-name="ce32" office:value-type="float" office:value="120000">
            <text:p>120 000</text:p>
          </table:table-cell>
          <table:table-cell table:number-columns-repeated="248"/>
        </table:table-row>
        <table:table-row table:style-name="ro3">
          <table:table-cell table:style-name="Normaali_20_2" office:value-type="string">
            <text:p><text:s text:c="4"/></text:p>
          </table:table-cell>
          <table:table-cell table:style-name="Normaali_20_2" table:number-columns-repeated="7"/>
          <table:table-cell table:number-columns-repeated="248"/>
        </table:table-row>
        <table:table-row table:style-name="ro3">
          <table:table-cell table:style-name="Normaali_20_2" table:number-columns-repeated="3"/>
          <table:table-cell table:style-name="ce27" office:value-type="string">
            <text:p><text:s text:c="5"/>Yhteensä</text:p>
          </table:table-cell>
          <table:table-cell table:style-name="Normaali_20_2" office:value-type="string">
            <text:p><text:s text:c="5"/>Kiuru <text:s text:c="7"/>Leivo</text:p>
          </table:table-cell>
          <table:table-cell table:style-name="Normaali_20_2" table:number-columns-repeated="3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Verotettava tulo <text:s/></text:p>
          </table:table-cell>
          <table:table-cell table:style-name="Normaali_20_2"/>
          <table:table-cell table:style-name="ce32" office:value-type="float" office:value="120000">
            <text:p>120 000</text:p>
          </table:table-cell>
          <table:table-cell table:style-name="ce32" office:value-type="float" office:value="72000">
            <text:p>72 000</text:p>
          </table:table-cell>
          <table:table-cell table:style-name="ce32" office:value-type="float" office:value="48000">
            <text:p>48 000</text:p>
          </table:table-cell>
          <table:table-cell table:style-name="Normaali_20_2" table:number-columns-repeated="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Pääomatulo </text:p>
          </table:table-cell>
          <table:table-cell table:style-name="Normaali_20_2"/>
          <table:table-cell table:style-name="ce37" office:value-type="float" office:value="10000">
            <text:p>10 000</text:p>
          </table:table-cell>
          <table:table-cell table:style-name="ce37" office:value-type="float" office:value="6000">
            <text:p>6 000</text:p>
          </table:table-cell>
          <table:table-cell table:style-name="ce37" office:value-type="float" office:value="4000">
            <text:p>4 000</text:p>
          </table:table-cell>
          <table:table-cell table:style-name="Normaali_20_2" table:number-columns-repeated="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Ansiotuloa loput </text:p>
          </table:table-cell>
          <table:table-cell table:style-name="Normaali_20_2" office:value-type="string">
            <text:p><text:s text:c="2"/></text:p>
          </table:table-cell>
          <table:table-cell table:style-name="ce32" office:value-type="float" office:value="110000">
            <text:p>110 000</text:p>
          </table:table-cell>
          <table:table-cell table:style-name="ce32" office:value-type="float" office:value="66000">
            <text:p>66 000</text:p>
          </table:table-cell>
          <table:table-cell table:style-name="ce32" office:value-type="float" office:value="44000">
            <text:p>44 000</text:p>
          </table:table-cell>
          <table:table-cell table:style-name="Normaali_20_2" table:number-columns-repeated="2"/>
          <table:table-cell table:number-columns-repeated="248"/>
        </table:table-row>
        <table:table-row table:style-name="ro3">
          <table:table-cell table:style-name="Normaali_20_2" table:number-columns-repeated="3"/>
          <table:table-cell table:style-name="ce32" table:number-columns-repeated="3"/>
          <table:table-cell table:style-name="Normaali_20_2" table:number-columns-repeated="2"/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 table:style-name="ce26" office:value-type="float" office:value="13">
            <text:p>13</text:p>
          </table:table-cell>
          <table:table-cell table:style-name="ce25" office:value-type="string">
            <text:p>Korpela &amp; Salola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/>
          <table:table-cell table:style-name="Normaali_20_2" office:value-type="string">
            <text:p>Kaikki verotettava tulo on ansiotuloa.</text:p>
          </table:table-cell>
          <table:table-cell table:style-name="Normaali_20_2" table:number-columns-repeated="6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Molemmille yhtiömiehille 7 000 euroa.</text:p>
          </table:table-cell>
          <table:table-cell table:style-name="Normaali_20_2" table:number-columns-repeated="6"/>
          <table:table-cell table:number-columns-repeated="248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6" office:value-type="float" office:value="14">
            <text:p>14</text:p>
          </table:table-cell>
          <table:table-cell table:style-name="ce25" office:value-type="string">
            <text:p>Kallio &amp; Kukkula</text:p>
          </table:table-cell>
          <table:table-cell table:style-name="Normaali_20_2" table:number-columns-repeated="5"/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/>
          <table:table-cell table:style-name="Normaali_20_2" office:value-type="string">
            <text:p>Tappiota ei jaeta yhtiömiehille vaan se jää vähennettäväksi seuraavien</text:p>
          </table:table-cell>
          <table:table-cell table:style-name="Normaali_20_2" table:number-columns-repeated="5"/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vuosien elinkeinotoiminnan verotettavasta tulosta.</text:p>
          </table:table-cell>
          <table:table-cell table:style-name="Normaali_20_2" table:number-columns-repeated="5"/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<text:s/></text:p>
          </table:table-cell>
          <table:table-cell table:style-name="Normaali_20_2" table:number-columns-repeated="5"/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3">
          <table:table-cell table:style-name="ce26" office:value-type="float" office:value="15">
            <text:p>15</text:p>
          </table:table-cell>
          <table:table-cell table:style-name="ce25" office:value-type="string">
            <text:p>Vuori &amp; Mäki</text:p>
          </table:table-cell>
          <table:table-cell table:style-name="Normaali_20_2" table:number-columns-repeated="5"/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/>
          <table:table-cell table:style-name="Normaali_20_2" office:value-type="string">
            <text:p>Nettovarallisuus </text:p>
          </table:table-cell>
          <table:table-cell table:style-name="Normaali_20_2"/>
          <table:table-cell table:style-name="Normaali_20_2" office:value-type="string">
            <text:p><text:s text:c="15"/></text:p>
          </table:table-cell>
          <table:table-cell table:style-name="Normaali_20_2" office:value-type="string">
            <text:p><text:s/></text:p>
          </table:table-cell>
          <table:table-cell table:style-name="Normaali_20_2"/>
          <table:table-cell table:style-name="ce32" office:value-type="float" office:value="62000">
            <text:p>62 000</text:p>
          </table:table-cell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./. yhtiön saaminen</text:p>
          </table:table-cell>
          <table:table-cell table:style-name="Normaali_20_2" table:number-columns-repeated="2"/>
          <table:table-cell table:style-name="Normaali_20_2" office:value-type="string">
            <text:p>-</text:p>
          </table:table-cell>
          <table:table-cell table:style-name="Normaali_20_2"/>
          <table:table-cell table:style-name="ce32" office:value-type="float" office:value="-14000">
            <text:p>-14 000</text:p>
          </table:table-cell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+ <text:s/>palkoista</text:p>
          </table:table-cell>
          <table:table-cell table:style-name="Normaali_20_2"/>
          <table:table-cell table:style-name="ce32" office:value-type="float" office:value="80000">
            <text:p>80 000</text:p>
          </table:table-cell>
          <table:table-cell table:style-name="Normaali_20_2" office:value-type="float" office:value="30">
            <text:p>30</text:p>
          </table:table-cell>
          <table:table-cell table:style-name="Normaali_20_2" office:value-type="string">
            <text:p>%</text:p>
          </table:table-cell>
          <table:table-cell table:style-name="ce37" office:value-type="float" office:value="24000">
            <text:p>24 000</text:p>
          </table:table-cell>
          <table:table-cell table:number-columns-repeated="249"/>
        </table:table-row>
        <table:table-row table:style-name="ro3">
          <table:table-cell table:style-name="Normaali_20_2"/>
          <table:table-cell table:style-name="Normaali_20_2" office:value-type="string">
            <text:p>Pääomatulo-osuuden laskemisperuste <text:s text:c="9"/></text:p>
          </table:table-cell>
          <table:table-cell table:style-name="Normaali_20_2" table:number-columns-repeated="4"/>
          <table:table-cell table:style-name="ce32" office:value-type="float" office:value="72000">
            <text:p>72 000</text:p>
          </table:table-cell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/>
          <table:table-cell table:style-name="Normaali_20_2" office:value-type="string">
            <text:p>Verotettava tulo </text:p>
          </table:table-cell>
          <table:table-cell table:style-name="Normaali_20_2"/>
          <table:table-cell table:style-name="Normaali_20_2" office:value-type="string">
            <text:p><text:s text:c="17"/></text:p>
          </table:table-cell>
          <table:table-cell table:style-name="Normaali_20_2" table:number-columns-repeated="2"/>
          <table:table-cell table:style-name="ce32" office:value-type="float" office:value="45000">
            <text:p>45 000</text:p>
          </table:table-cell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3">
          <table:table-cell table:style-name="Normaali_20_2"/>
          <table:table-cell table:style-name="Normaali_20_2" office:value-type="string">
            <text:p>Vuorelle ja Mäelle, molemmille </text:p>
          </table:table-cell>
          <table:table-cell table:style-name="Normaali_20_2" table:number-columns-repeated="4"/>
          <table:table-cell table:style-name="ce32" office:value-type="float" office:value="22500">
            <text:p>22 500</text:p>
          </table:table-cell>
          <table:table-cell table:style-name="Normaali_20_2" office:value-type="string">
            <text:p>, josta</text:p>
          </table:table-cell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- pääomatuloa</text:p>
          </table:table-cell>
          <table:table-cell table:style-name="Normaali_20_2"/>
          <table:table-cell table:style-name="Normaali_20_2" office:value-type="string">
            <text:p>0,5 x </text:p>
          </table:table-cell>
          <table:table-cell table:style-name="Normaali_20_2" office:value-type="float" office:value="20">
            <text:p>20</text:p>
          </table:table-cell>
          <table:table-cell table:style-name="Normaali_20_2" office:value-type="string">
            <text:p>%</text:p>
          </table:table-cell>
          <table:table-cell table:style-name="ce32" office:value-type="float" office:value="7200">
            <text:p>7 2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style-name="Normaali_20_2"/>
          <table:table-cell table:style-name="Normaali_20_2" office:value-type="string">
            <text:p>- ansiotuloa loput</text:p>
          </table:table-cell>
          <table:table-cell table:style-name="Normaali_20_2" table:number-columns-repeated="4"/>
          <table:table-cell table:style-name="ce32" office:value-type="float" office:value="15300">
            <text:p>15 300</text:p>
          </table:table-cell>
          <table:table-cell table:style-name="Normaali_20_2"/>
          <table:table-cell table:number-columns-repeated="248"/>
        </table:table-row>
        <table:table-row table:style-name="ro3">
          <table:table-cell table:style-name="Normaali_20_2" table:number-columns-repeated="6"/>
          <table:table-cell table:style-name="ce32"/>
          <table:table-cell table:style-name="Normaali_20_2"/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" office:value-type="string">
            <text:p>Mattila &amp; Mikkola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Rakennukset</text:p>
          </table:table-cell>
          <table:table-cell table:number-columns-repeated="4"/>
          <table:table-cell table:style-name="ce5" office:value-type="float" office:value="200000">
            <text:p>200 000</text:p>
          </table:table-cell>
          <table:table-cell office:value-type="string">
            <text:p>x)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Koneet ja kalusto</text:p>
          </table:table-cell>
          <table:table-cell table:number-columns-repeated="4"/>
          <table:table-cell table:style-name="ce5" office:value-type="float" office:value="25000">
            <text:p>25 000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Vaihto-omaisuus</text:p>
          </table:table-cell>
          <table:table-cell table:number-columns-repeated="4"/>
          <table:table-cell table:style-name="ce5" office:value-type="float" office:value="75000">
            <text:p>75 000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Rahoitusomaisuus</text:p>
          </table:table-cell>
          <table:table-cell table:number-columns-repeated="4"/>
          <table:table-cell table:style-name="ce45" office:value-type="float" office:value="40000">
            <text:p>40 000</text:p>
          </table:table-cell>
          <table:table-cell table:style-name="ce5" table:formula="of:=SUM([.G69:.G72])" office:value-type="float" office:value="340000">
            <text:p>340 000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./. Velat</text:p>
          </table:table-cell>
          <table:table-cell table:number-columns-repeated="4"/>
          <table:table-cell office:value-type="string">
            <text:p><text:s text:c="18"/>- 380 000,-</text:p>
          </table:table-cell>
          <table:table-cell table:style-name="ce45" office:value-type="float" office:value="190000">
            <text:p>190 000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Nettovarallisuus yhteensä</text:p>
          </table:table-cell>
          <table:table-cell table:number-columns-repeated="5"/>
          <table:table-cell table:style-name="ce5" table:formula="of:=[.H72]-[.H73]" office:value-type="float" office:value="150000">
            <text:p>150 000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+ palkoista</text:p>
          </table:table-cell>
          <table:table-cell table:style-name="ce5" office:value-type="float" office:value="190000">
            <text:p>190 000</text:p>
          </table:table-cell>
          <table:table-cell office:value-type="float" office:value="30">
            <text:p>30</text:p>
          </table:table-cell>
          <table:table-cell office:value-type="string">
            <text:p>%</text:p>
          </table:table-cell>
          <table:table-cell table:number-columns-repeated="2"/>
          <table:table-cell table:style-name="ce45" table:formula="of:=[.D75]*[.C75]/100" office:value-type="float" office:value="57000">
            <text:p>57 000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Pääomatulo-osuuden laskentaperuste </text:p>
          </table:table-cell>
          <table:table-cell table:number-columns-repeated="5"/>
          <table:table-cell table:style-name="ce5" table:formula="of:=SUM([.H74:.H75])" office:value-type="float" office:value="207000">
            <text:p>207 000</text:p>
          </table:table-cell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x) Rakennuksen sumu-menojäännös</text:p>
          </table:table-cell>
          <table:table-cell table:number-columns-repeated="5"/>
          <table:table-cell table:style-name="ce5" office:value-type="float" office:value="225000">
            <text:p>225 000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<text:s text:c="3"/>- kertyneet ylipoistot <text:s/>rakennuksesta</text:p>
          </table:table-cell>
          <table:table-cell table:number-columns-repeated="5"/>
          <table:table-cell table:style-name="ce45" office:value-type="float" office:value="55000">
            <text:p>55 000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<text:s text:c="3"/>= tuloverotuksessa poistamaton menojäännös </text:p>
          </table:table-cell>
          <table:table-cell table:number-columns-repeated="5"/>
          <table:table-cell table:style-name="ce5" table:formula="of:=[.H78]-[.H79]" office:value-type="float" office:value="170000">
            <text:p>170 000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<text:s text:c="5"/>(evl-menojäännös)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<text:s text:c="2"/>joten vertailuarvo </text:p>
          </table:table-cell>
          <table:table-cell/>
          <table:table-cell table:style-name="ce5" office:value-type="float" office:value="200000">
            <text:p>200 000</text:p>
          </table:table-cell>
          <table:table-cell office:value-type="string">
            <text:p>on suurempi.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Pääomatuloksi vähintään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style-name="ce5" table:formula="of:=[.H76]" office:value-type="float" office:value="207000">
            <text:p>207 000</text:p>
          </table:table-cell>
          <table:table-cell office:value-type="string">
            <text:p>eurosta</text:p>
          </table:table-cell>
          <table:table-cell table:style-name="ce5" table:formula="of:=[.D84]*[.F84]/100" office:value-type="float" office:value="41400">
            <text:p>41 400</text:p>
          </table:table-cell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Verotettava tulo <text:s text:c="4"/></text:p>
          </table:table-cell>
          <table:table-cell table:number-columns-repeated="2"/>
          <table:table-cell table:style-name="ce5" office:value-type="float" office:value="125000">
            <text:p>125 000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luovutusvoitot tässä</text:p>
          </table:table-cell>
          <table:table-cell table:number-columns-repeated="2"/>
          <table:table-cell table:style-name="ce45" office:value-type="float" office:value="67500">
            <text:p>67 500</text:p>
          </table:table-cell>
          <table:table-cell office:value-type="string">
            <text:p>= pääomatulo</text:p>
          </table:table-cell>
          <table:table-cell table:number-columns-repeated="250"/>
        </table:table-row>
        <table:table-row table:style-name="ro3">
          <table:table-cell/>
          <table:table-cell office:value-type="string">
            <text:p><text:s/></text:p>
          </table:table-cell>
          <table:table-cell table:number-columns-repeated="2"/>
          <table:table-cell table:style-name="ce5" table:formula="of:=[.E86]-[.E87]" office:value-type="float" office:value="57500">
            <text:p>57 500</text:p>
          </table:table-cell>
          <table:table-cell office:value-type="string">
            <text:p>= ansiotulo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Mattila: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* pääomatulo-osuus</text:p>
          </table:table-cell>
          <table:table-cell table:number-columns-repeated="3"/>
          <table:table-cell table:style-name="ce5" table:formula="of:=[.E87]/2" office:value-type="float" office:value="33750">
            <text:p>33 750</text:p>
          </table:table-cell>
          <table:table-cell table:number-columns-repeated="250"/>
        </table:table-row>
        <table:table-row table:style-name="ro3">
          <table:table-cell/>
          <table:table-cell office:value-type="string">
            <text:p><text:s text:c="2"/>+ muut pääomatulot</text:p>
          </table:table-cell>
          <table:table-cell table:number-columns-repeated="3"/>
          <table:table-cell table:style-name="ce45" office:value-type="float" office:value="2500">
            <text:p>2 500</text:p>
          </table:table-cell>
          <table:table-cell table:style-name="ce8" table:formula="of:=SUM([.F91:.F92])" office:value-type="float" office:value="36250">
            <text:p>36 250,00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josta vero </text:p>
          </table:table-cell>
          <table:table-cell office:value-type="float" office:value="30">
            <text:p>30</text:p>
          </table:table-cell>
          <table:table-cell office:value-type="string">
            <text:p>%</text:p>
          </table:table-cell>
          <table:table-cell table:number-columns-repeated="3"/>
          <table:table-cell table:style-name="ce8" table:formula="of:=[.C93]*[.G92]/100" office:value-type="float" office:value="10875">
            <text:p>10 875,00</text:p>
          </table:table-cell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* ansiotulo-osuus</text:p>
          </table:table-cell>
          <table:table-cell table:number-columns-repeated="3"/>
          <table:table-cell table:style-name="ce5" table:formula="of:=[.E88]/2" office:value-type="float" office:value="28750">
            <text:p>28 750</text:p>
          </table:table-cell>
          <table:table-cell table:number-columns-repeated="250"/>
        </table:table-row>
        <table:table-row table:style-name="ro3">
          <table:table-cell/>
          <table:table-cell office:value-type="string">
            <text:p><text:s text:c="2"/>+ muut ansiotulot</text:p>
          </table:table-cell>
          <table:table-cell table:number-columns-repeated="3"/>
          <table:table-cell table:style-name="ce45" office:value-type="float" office:value="5000">
            <text:p>5 000</text:p>
          </table:table-cell>
          <table:table-cell table:number-columns-repeated="250"/>
        </table:table-row>
        <table:table-row table:style-name="ro3">
          <table:table-cell/>
          <table:table-cell office:value-type="string">
            <text:p><text:s text:c="2"/>Verotettavaa ansiotuloa</text:p>
          </table:table-cell>
          <table:table-cell table:number-columns-repeated="3"/>
          <table:table-cell table:style-name="ce5" table:formula="of:=SUM([.F95:.F96])" office:value-type="float" office:value="33750">
            <text:p>33 750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josta verot ja maksut: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* valtio: </text:p>
          </table:table-cell>
          <table:table-cell table:style-name="ce5" office:value-type="float" office:value="23900">
            <text:p>23 900</text:p>
          </table:table-cell>
          <table:table-cell office:value-type="string">
            <text:p>eurosta</text:p>
          </table:table-cell>
          <table:table-cell table:number-columns-repeated="2"/>
          <table:table-cell table:style-name="ce8" office:value-type="float" office:value="515">
            <text:p>515,00</text:p>
          </table:table-cell>
          <table:table-cell table:style-name="ce8"/>
          <table:table-cell table:number-columns-repeated="248"/>
        </table:table-row>
        <table:table-row table:style-name="ro3">
          <table:table-cell table:number-columns-repeated="2"/>
          <table:table-cell table:style-name="ce5" table:formula="of:=[.F97]-[.C100]" office:value-type="float" office:value="9850">
            <text:p>9 850</text:p>
          </table:table-cell>
          <table:table-cell office:value-type="string">
            <text:p>"</text:p>
          </table:table-cell>
          <table:table-cell office:value-type="float" office:value="17.5">
            <text:p>17,5</text:p>
          </table:table-cell>
          <table:table-cell office:value-type="string">
            <text:p>%</text:p>
          </table:table-cell>
          <table:table-cell table:style-name="ce16" table:formula="of:=[.E101]*[.C101]/100" office:value-type="float" office:value="1723.75">
            <text:p>1 723,75</text:p>
          </table:table-cell>
          <table:table-cell table:style-name="ce8" table:formula="of:=SUM([.G100:.G101])" office:value-type="float" office:value="2238.75">
            <text:p>2 238,75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* kunta <text:s text:c="2"/></text:p>
          </table:table-cell>
          <table:table-cell office:value-type="string">
            <text:p><text:s text:c="2"/>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%</text:p>
          </table:table-cell>
          <table:table-cell table:style-name="ce8"/>
          <table:table-cell table:style-name="ce8" table:formula="of:=[.E102]*[.F97]/100" office:value-type="float" office:value="6075">
            <text:p>6 075,00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* kirkko</text:p>
          </table:table-cell>
          <table:table-cell/>
          <table:table-cell office:value-type="string">
            <text:p><text:s text:c="8"/></text:p>
          </table:table-cell>
          <table:table-cell office:value-type="float" office:value="1">
            <text:p>1</text:p>
          </table:table-cell>
          <table:table-cell office:value-type="string">
            <text:p>%</text:p>
          </table:table-cell>
          <table:table-cell table:style-name="ce8"/>
          <table:table-cell table:style-name="ce8" table:formula="of:=[.E103]*[.F97]/100" office:value-type="float" office:value="337.5">
            <text:p>337,50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* sairausvakuutuksen maksut</text:p>
          </table:table-cell>
          <table:table-cell office:value-type="string">
            <text:p><text:s text:c="5"/></text:p>
          </table:table-cell>
          <table:table-cell/>
          <table:table-cell office:value-type="float" office:value="2.04">
            <text:p>2,04</text:p>
          </table:table-cell>
          <table:table-cell office:value-type="string">
            <text:p>%</text:p>
          </table:table-cell>
          <table:table-cell table:style-name="ce8"/>
          <table:table-cell table:style-name="ce16" table:formula="of:=[.E104]*[.F97]/100" office:value-type="float" office:value="688.5">
            <text:p>688,50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Ansiotulojen vero yht.</text:p>
          </table:table-cell>
          <table:table-cell table:number-columns-repeated="4"/>
          <table:table-cell table:style-name="ce8"/>
          <table:table-cell table:style-name="ce8" table:formula="of:=SUM([.H101:.H104])" office:value-type="float" office:value="9339.75">
            <text:p>9 339,75</text:p>
          </table:table-cell>
          <table:table-cell table:number-columns-repeated="248"/>
        </table:table-row>
        <table:table-row table:style-name="ro3">
          <table:table-cell table:number-columns-repeated="6"/>
          <table:table-cell table:style-name="ce8" table:number-columns-repeated="2"/>
          <table:table-cell table:number-columns-repeated="248"/>
        </table:table-row>
        <table:table-row table:style-name="ro3">
          <table:table-cell/>
          <table:table-cell office:value-type="string">
            <text:p>Verot yhteensä</text:p>
          </table:table-cell>
          <table:table-cell table:number-columns-repeated="4"/>
          <table:table-cell table:style-name="ce8"/>
          <table:table-cell table:style-name="ce8" table:formula="of:=[.H93]+[.H105]" office:value-type="float" office:value="20214.75">
            <text:p>20 214,75</text:p>
          </table:table-cell>
          <table:table-cell table:number-columns-repeated="248"/>
        </table:table-row>
        <table:table-row table:style-name="ro3">
          <table:table-cell table:number-columns-repeated="6"/>
          <table:table-cell table:style-name="ce8" table:number-columns-repeated="2"/>
          <table:table-cell table:number-columns-repeated="248"/>
        </table:table-row>
        <table:table-row table:style-name="ro3" table:number-rows-repeated="1048467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</number:text>
      <number:number number:decimal-places="2" number:min-integer-digits="1" number:grouping="true"/>
      <number:text>       </number:text>
    </number:number-style>
    <number:number-style style:name="N125P1" style:volatile="true">
      <number:text>-</number:text>
      <number:number number:decimal-places="2" number:min-integer-digits="1" number:grouping="true"/>
      <number:text>       </number:text>
    </number:number-style>
    <number:number-style style:name="N125P2" style:volatile="true">
      <number:text> -</number:text>
      <number:number number:decimal-places="0" number:min-integer-digits="0"/>
      <number:text>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</number:text>
      <number:number number:decimal-places="0" number:min-integer-digits="1" number:grouping="true"/>
      <number:text> mk </number:text>
    </number:number-style>
    <number:number-style style:name="N122P1" style:volatile="true">
      <number:text>-</number:text>
      <number:number number:decimal-places="0" number:min-integer-digits="1" number:grouping="true"/>
      <number:text> mk </number:text>
    </number:number-style>
    <number:number-style style:name="N122P2" style:volatile="true">
      <number:text> - mk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      </number:text>
    </number:number-style>
    <number:number-style style:name="N123P1" style:volatile="true">
      <number:text>-</number:text>
      <number:number number:decimal-places="0" number:min-integer-digits="1" number:grouping="true"/>
      <number:text>       </number:text>
    </number:number-style>
    <number:number-style style:name="N123P2" style:volatile="true">
      <number:text> -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mk </number:text>
    </number:number-style>
    <number:number-style style:name="N124P1" style:volatile="true">
      <number:text>-</number:text>
      <number:number number:decimal-places="2" number:min-integer-digits="1" number:grouping="true"/>
      <number:text> mk </number:text>
    </number:number-style>
    <number:number-style style:name="N124P2" style:volatile="true">
      <number:text> -</number:text>
      <number:number number:decimal-places="0" number:min-integer-digits="0"/>
      <number:text> mk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">
      <number:number number:decimal-places="1" number:min-integer-digits="1" number:grouping="true"/>
    </number:number-style>
    <number:number-style style:name="N127P0" style:volatile="true">
      <number:text> </number:text>
      <number:number number:decimal-places="0" number:min-integer-digits="1" number:grouping="true"/>
      <number:text>       </number:text>
    </number:number-style>
    <number:number-style style:name="N127P1" style:volatile="true">
      <number:text>-</number:text>
      <number:number number:decimal-places="0" number:min-integer-digits="1" number:grouping="true"/>
      <number:text>       </number:text>
    </number:number-style>
    <number:number-style style:name="N127P2" style:volatile="true">
      <number:text> -</number:text>
      <number:number number: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5"/>
    <style:style style:name="Normaali_20_2" style:display-name="Normaali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8.04.2014</text:date>, <text:time>22:34:43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1-6" style:display-name="PageStyle_1-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10" style:display-name="PageStyle_7-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-16" style:display-name="PageStyle_11-1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mholopa</meta:initial-creator>
    <meta:creation-date>2013-03-12T18:04:17</meta:creation-date>
    <dc:creator>Janne </dc:creator>
    <dc:date>2014-04-28T22:34:43.62</dc:date>
    <meta:document-statistic meta:table-count="3" meta:cell-count="855" meta:object-count="0"/>
    <meta:generator>OpenOffice/4.0.1$Win32 OpenOffice.org_project/401m5$Build-9714</meta:generator>
  </office:meta>
</office:document-meta>
</file>